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Cambria1" svg:font-family="Cambria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f81bd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4f81b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solid" draw:fill-color="#000000"/>
    </style:style>
    <style:style style:name="T1" style:family="text">
      <style:text-properties fo:color="#17365d" style:font-name="Cambria1" fo:font-size="19.8999996185303pt" style:font-size-asian="19.8999996185303pt" style:font-name-complex="Cambria1" style:font-size-complex="19.8999996185303pt"/>
    </style:style>
    <style:style style:name="T2" style:family="text">
      <style:text-properties fo:color="#4f81bd" style:font-name="Cambria1" fo:font-size="12pt" style:font-size-asian="12pt" style:font-name-complex="Cambria1" style:font-size-complex="12pt"/>
    </style:style>
    <style:style style:name="T3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4" style:family="text">
      <style:text-properties fo:color="#4f81bd" style:font-name="Cambria1" fo:font-size="13pt" fo:font-weight="bold" style:font-size-asian="13pt" style:font-name-complex="Cambria1" style:font-size-complex="13pt" style:font-weight-complex="bold"/>
    </style:style>
    <style:style style:name="T5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6" style:family="text">
      <style:text-properties fo:color="#000000" style:font-name="Arial1" fo:font-size="11.1000003814697pt" style:font-size-asian="11.1000003814697pt" style:font-name-complex="Arial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11cm" svg:height="0.034cm" svg:x="2.489cm" svg:y="3.505cm" svg:viewBox="0 0 16612 35" draw:points="0,35 16612,35 16612,0 0,0">
          <text:p/>
        </draw:polygon>
        <draw:frame draw:style-name="gr2" draw:text-style-name="P3" draw:layer="layout" svg:width="19.052cm" svg:height="0.818cm" svg:x="2.54cm" svg:y="2.557cm">
          <draw:text-box>
            <text:p text:style-name="P2"><text:span text:style-name="T1">C</text:span><text:span text:style-name="T1">S</text:span><text:span text:style-name="T1">C</text:span><text:span text:style-name="T1">E</text:span><text:span text:style-name="T1"><text:tab/></text:span><text:span text:style-name="T1">1</text:span><text:span text:style-name="T1">5</text:span><text:span text:style-name="T1">6</text:span><text:span text:style-name="T1"><text:tab/></text:span><text:span text:style-name="T1">–</text:span><text:span text:style-name="T1"><text:tab/></text:span><text:span text:style-name="T1">F</text:span><text:span text:style-name="T1">a</text:span><text:span text:style-name="T1">l</text:span><text:span text:style-name="T1">l</text:span><text:span text:style-name="T1"><text:tab/></text:span><text:span text:style-name="T1">2</text:span><text:span text:style-name="T1">0</text:span><text:span text:style-name="T1">1</text:span><text:span text:style-name="T1">9</text:span><text:span text:style-name="T1"><text:tab/></text:span><text:span text:style-name="T1">–</text:span><text:span text:style-name="T1"><text:tab/></text:span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<text:tab/></text:span><text:span text:style-name="T1">0</text:span><text:span text:style-name="T1">1</text:span><text:span text:style-name="T1"><text:tab/></text:span></text:p>
          </draw:text-box>
        </draw:frame>
        <draw:frame draw:style-name="gr3" draw:text-style-name="P4" draw:layer="layout" svg:width="5.082cm" svg:height="0.497cm" svg:x="2.54cm" svg:y="4.086cm">
          <draw:text-box>
            <text:p text:style-name="P2"><text:span text:style-name="T2">G</text:span><text:span text:style-name="T2">r</text:span><text:span text:style-name="T2">a</text:span><text:span text:style-name="T2">d</text:span><text:span text:style-name="T2">i</text:span><text:span text:style-name="T2">n</text:span><text:span text:style-name="T2">g</text:span><text:span text:style-name="T2"><text:tab/></text:span><text:span text:style-name="T2">R</text:span><text:span text:style-name="T2">u</text:span><text:span text:style-name="T2">b</text:span><text:span text:style-name="T2">r</text:span><text:span text:style-name="T2">i</text:span><text:span text:style-name="T2">c</text:span><text:span text:style-name="T2"><text:tab/></text:span></text:p>
          </draw:text-box>
        </draw:frame>
        <draw:frame draw:style-name="gr4" draw:text-style-name="P5" draw:layer="layout" svg:width="3.812cm" svg:height="0.454cm" svg:x="2.54cm" svg:y="5.006cm">
          <draw:text-box>
            <text:p text:style-name="P2"><text:span text:style-name="T3">L</text:span><text:span text:style-name="T3">a</text:span><text:span text:style-name="T3">s</text:span><text:span text:style-name="T3">t</text:span><text:span text:style-name="T3"> </text:span><text:span text:style-name="T3">N</text:span><text:span text:style-name="T3">a</text:span><text:span text:style-name="T3">m</text:span><text:span text:style-name="T3">e</text:span><text:span text:style-name="T3">: </text:span><text:span text:style-name="T3">B</text:span><text:span text:style-name="T3">u</text:span><text:span text:style-name="T3">e</text:span><text:span text:style-name="T3">i</text:span><text:span text:style-name="T3">d</text:span><text:span text:style-name="T3">e</text:span><text:span text:style-name="T3"> </text:span></text:p>
          </draw:text-box>
        </draw:frame>
        <draw:frame draw:style-name="gr4" draw:text-style-name="P5" draw:layer="layout" svg:width="0.388cm" svg:height="0.454cm" svg:x="10.16cm" svg:y="5.00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3.981cm" svg:height="0.454cm" svg:x="11.43cm" svg:y="5.006cm">
          <draw:text-box>
            <text:p text:style-name="P2"><text:span text:style-name="T3">First Name: </text:span><text:span text:style-name="T3">Andrew </text:span></text:p>
          </draw:text-box>
        </draw:frame>
        <draw:frame draw:style-name="gr4" draw:text-style-name="P5" draw:layer="layout" svg:width="3.884cm" svg:height="0.454cm" svg:x="2.54cm" svg:y="5.904cm">
          <draw:text-box>
            <text:p text:style-name="P2"><text:span text:style-name="T3">C</text:span><text:span text:style-name="T3">S</text:span><text:span text:style-name="T3">E</text:span><text:span text:style-name="T3"> </text:span><text:span text:style-name="T3">L</text:span><text:span text:style-name="T3">o</text:span><text:span text:style-name="T3">g</text:span><text:span text:style-name="T3">i</text:span><text:span text:style-name="T3">n</text:span><text:span text:style-name="T3">: </text:span><text:span text:style-name="T3">a</text:span><text:span text:style-name="T3">b</text:span><text:span text:style-name="T3">u</text:span><text:span text:style-name="T3">e</text:span><text:span text:style-name="T3">i</text:span><text:span text:style-name="T3">d</text:span><text:span text:style-name="T3">e</text:span><text:span text:style-name="T3"> </text:span></text:p>
          </draw:text-box>
        </draw:frame>
        <draw:frame draw:style-name="gr4" draw:text-style-name="P5" draw:layer="layout" svg:width="0.388cm" svg:height="0.454cm" svg:x="10.16cm" svg:y="5.90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7.897cm" svg:height="0.454cm" svg:x="11.43cm" svg:y="5.904cm">
          <draw:text-box>
            <text:p text:style-name="P2"><text:span text:style-name="T3">G</text:span><text:span text:style-name="T3">r</text:span><text:span text:style-name="T3">a</text:span><text:span text:style-name="T3">d</text:span><text:span text:style-name="T3">e</text:span><text:span text:style-name="T3">r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4" draw:text-style-name="P5" draw:layer="layout" svg:width="8.016cm" svg:height="0.454cm" svg:x="2.54cm" svg:y="6.801cm">
          <draw:text-box>
            <text:p text:style-name="P2"><text:span text:style-name="T3">Total_</text:span><text:span text:style-name="T3">______</text:span><text:span text:style-name="T3">______</text:span><text:span text:style-name="T3">______</text:span><text:span text:style-name="T3">______</text:span><text:span text:style-name="T3">______</text:span><text:span text:style-name="T3">/100 </text:span></text:p>
          </draw:text-box>
        </draw:frame>
        <draw:frame draw:style-name="gr5" draw:text-style-name="P6" draw:layer="layout" svg:width="3.812cm" svg:height="0.535cm" svg:x="2.54cm" svg:y="7.695cm">
          <draw:text-box>
            <text:p text:style-name="P2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<text:tab/></text:span><text:span text:style-name="T4">1</text:span><text:span text:style-name="T4"><text:tab/></text:span></text:p>
          </draw:text-box>
        </draw:frame>
        <draw:frame draw:style-name="gr4" draw:text-style-name="P5" draw:layer="layout" svg:width="2.919cm" svg:height="0.454cm" svg:x="2.726cm" svg:y="8.334cm">
          <draw:text-box>
            <text:p text:style-name="P2"><text:span text:style-name="T3">C</text:span><text:span text:style-name="T3">a</text:span><text:span text:style-name="T3">t</text:span><text:span text:style-name="T3">e</text:span><text:span text:style-name="T3">g</text:span><text:span text:style-name="T3">o</text:span><text:span text:style-name="T3">r</text:span><text:span text:style-name="T3">y</text:span><text:span text:style-name="T3">/</text:span><text:span text:style-name="T3">I</text:span><text:span text:style-name="T3">t</text:span><text:span text:style-name="T3">e</text:span><text:span text:style-name="T3">m</text:span><text:span text:style-name="T3"> </text:span></text:p>
          </draw:text-box>
        </draw:frame>
        <draw:frame draw:style-name="gr4" draw:text-style-name="P5" draw:layer="layout" svg:width="0.713cm" svg:height="0.454cm" svg:x="7.019cm" svg:y="8.334cm">
          <draw:text-box>
            <text:p text:style-name="P2"><text:span text:style-name="T3">P</text:span><text:span text:style-name="T3">t</text:span><text:span text:style-name="T3">s</text:span><text:span text:style-name="T3"> </text:span></text:p>
          </draw:text-box>
        </draw:frame>
        <draw:frame draw:style-name="gr4" draw:text-style-name="P5" draw:layer="layout" svg:width="1.225cm" svg:height="0.454cm" svg:x="8.128cm" svg:y="8.334cm">
          <draw:text-box>
            <text:p text:style-name="P2"><text:span text:style-name="T3">S</text:span><text:span text:style-name="T3">c</text:span><text:span text:style-name="T3">o</text:span><text:span text:style-name="T3">r</text:span><text:span text:style-name="T3">e</text:span><text:span text:style-name="T3"> </text:span></text:p>
          </draw:text-box>
        </draw:frame>
        <draw:polygon draw:style-name="gr6" draw:text-style-name="P7" draw:layer="layout" svg:width="0.017cm" svg:height="0.017cm" svg:x="2.531cm" svg:y="8.305cm" svg:viewBox="0 0 18 18" draw:points="0,18 18,18 18,0 0,0">
          <text:p/>
        </draw:polygon>
        <draw:polygon draw:style-name="gr6" draw:text-style-name="P7" draw:layer="layout" svg:width="0.017cm" svg:height="0.017cm" svg:x="2.531cm" svg:y="8.305cm" svg:viewBox="0 0 18 18" draw:points="0,18 18,18 18,0 0,0">
          <text:p/>
        </draw:polygon>
        <draw:polygon draw:style-name="gr6" draw:text-style-name="P7" draw:layer="layout" svg:width="4.267cm" svg:height="0.017cm" svg:x="2.548cm" svg:y="8.305cm" svg:viewBox="0 0 4268 18" draw:points="0,18 4268,18 4268,0 0,0">
          <text:p/>
        </draw:polygon>
        <draw:polygon draw:style-name="gr6" draw:text-style-name="P7" draw:layer="layout" svg:width="0.017cm" svg:height="0.017cm" svg:x="6.815cm" svg:y="8.305cm" svg:viewBox="0 0 18 18" draw:points="0,18 18,18 18,0 0,0">
          <text:p/>
        </draw:polygon>
        <draw:polygon draw:style-name="gr6" draw:text-style-name="P7" draw:layer="layout" svg:width="1.101cm" svg:height="0.017cm" svg:x="6.832cm" svg:y="8.305cm" svg:viewBox="0 0 1102 18" draw:points="0,18 1102,18 1102,0 0,0">
          <text:p/>
        </draw:polygon>
        <draw:polygon draw:style-name="gr6" draw:text-style-name="P7" draw:layer="layout" svg:width="0.017cm" svg:height="0.017cm" svg:x="7.933cm" svg:y="8.305cm" svg:viewBox="0 0 18 18" draw:points="0,18 18,18 18,0 0,0">
          <text:p/>
        </draw:polygon>
        <draw:polygon draw:style-name="gr6" draw:text-style-name="P7" draw:layer="layout" svg:width="1.253cm" svg:height="0.017cm" svg:x="7.95cm" svg:y="8.305cm" svg:viewBox="0 0 1254 18" draw:points="0,18 1254,18 1254,0 0,0">
          <text:p/>
        </draw:polygon>
        <draw:polygon draw:style-name="gr6" draw:text-style-name="P7" draw:layer="layout" svg:width="0.017cm" svg:height="0.017cm" svg:x="9.203cm" svg:y="8.305cm" svg:viewBox="0 0 18 18" draw:points="0,18 18,18 18,0 0,0">
          <text:p/>
        </draw:polygon>
        <draw:polygon draw:style-name="gr6" draw:text-style-name="P7" draw:layer="layout" svg:width="9.66cm" svg:height="0.017cm" svg:x="9.22cm" svg:y="8.305cm" svg:viewBox="0 0 9661 18" draw:points="0,18 9661,18 9661,0 0,0">
          <text:p/>
        </draw:polygon>
        <draw:polygon draw:style-name="gr6" draw:text-style-name="P7" draw:layer="layout" svg:width="0.017cm" svg:height="0.017cm" svg:x="18.88cm" svg:y="8.305cm" svg:viewBox="0 0 18 18" draw:points="0,18 18,18 18,0 0,0">
          <text:p/>
        </draw:polygon>
        <draw:polygon draw:style-name="gr6" draw:text-style-name="P7" draw:layer="layout" svg:width="0.017cm" svg:height="0.017cm" svg:x="18.88cm" svg:y="8.305cm" svg:viewBox="0 0 18 18" draw:points="0,18 18,18 18,0 0,0">
          <text:p/>
        </draw:polygon>
        <draw:polygon draw:style-name="gr6" draw:text-style-name="P7" draw:layer="layout" svg:width="0.017cm" svg:height="0.474cm" svg:x="2.531cm" svg:y="8.322cm" svg:viewBox="0 0 18 475" draw:points="0,475 18,475 18,0 0,0">
          <text:p/>
        </draw:polygon>
        <draw:polygon draw:style-name="gr6" draw:text-style-name="P7" draw:layer="layout" svg:width="0.017cm" svg:height="0.474cm" svg:x="6.815cm" svg:y="8.322cm" svg:viewBox="0 0 18 475" draw:points="0,475 18,475 18,0 0,0">
          <text:p/>
        </draw:polygon>
        <draw:polygon draw:style-name="gr6" draw:text-style-name="P7" draw:layer="layout" svg:width="0.017cm" svg:height="0.474cm" svg:x="7.933cm" svg:y="8.322cm" svg:viewBox="0 0 18 475" draw:points="0,475 18,475 18,0 0,0">
          <text:p/>
        </draw:polygon>
        <draw:polygon draw:style-name="gr6" draw:text-style-name="P7" draw:layer="layout" svg:width="0.017cm" svg:height="0.474cm" svg:x="9.203cm" svg:y="8.322cm" svg:viewBox="0 0 18 475" draw:points="0,475 18,475 18,0 0,0">
          <text:p/>
        </draw:polygon>
        <draw:polygon draw:style-name="gr6" draw:text-style-name="P7" draw:layer="layout" svg:width="0.017cm" svg:height="0.474cm" svg:x="18.88cm" svg:y="8.322cm" svg:viewBox="0 0 18 475" draw:points="0,475 18,475 18,0 0,0">
          <text:p/>
        </draw:polygon>
        <draw:frame draw:style-name="gr4" draw:text-style-name="P5" draw:layer="layout" svg:width="2.347cm" svg:height="0.454cm" svg:x="9.398cm" svg:y="8.334cm">
          <draw:text-box>
            <text:p text:style-name="P2"><text:span text:style-name="T3">Description </text:span></text:p>
          </draw:text-box>
        </draw:frame>
        <draw:frame draw:style-name="gr4" draw:text-style-name="P5" draw:layer="layout" svg:width="4.371cm" svg:height="0.454cm" svg:x="2.726cm" svg:y="8.825cm">
          <draw:text-box>
            <text:p text:style-name="P2"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54cm" svg:x="7.019cm" svg:y="8.825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8.82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8.812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8.851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4.815cm" svg:height="0.454cm" svg:x="10.668cm" svg:y="8.842cm">
          <draw:text-box>
            <text:p text:style-name="P2"><text:span text:style-name="T3">Correct </text:span><text:span text:style-name="T3">file/class </text:span><text:span text:style-name="T3">names </text:span></text:p>
          </draw:text-box>
        </draw:frame>
        <draw:frame draw:style-name="gr4" draw:text-style-name="P5" draw:layer="layout" svg:width="0.388cm" svg:height="0.475cm" svg:x="10.033cm" svg:y="9.31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9.35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6.682cm" svg:height="0.454cm" svg:x="10.668cm" svg:y="9.341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r</text:span><text:span text:style-name="T3">u</text:span><text:span text:style-name="T3">n</text:span><text:span text:style-name="T3">s</text:span><text:span text:style-name="T3"> </text:span><text:span text:style-name="T3">o</text:span><text:span text:style-name="T3">n</text:span><text:span text:style-name="T3"> </text:span><text:span text:style-name="T3">C</text:span><text:span text:style-name="T3">S</text:span><text:span text:style-name="T3">E</text:span><text:span text:style-name="T3"> </text:span><text:span text:style-name="T3">a</text:span><text:span text:style-name="T3">s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0.388cm" svg:height="0.475cm" svg:x="10.033cm" svg:y="9.802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9.841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8.796cm" svg:viewBox="0 0 18 18" draw:points="0,18 18,18 18,0 0,0">
          <text:p/>
        </draw:polygon>
        <draw:polygon draw:style-name="gr6" draw:text-style-name="P7" draw:layer="layout" svg:width="4.267cm" svg:height="0.017cm" svg:x="2.548cm" svg:y="8.796cm" svg:viewBox="0 0 4268 18" draw:points="0,18 4268,18 4268,0 0,0">
          <text:p/>
        </draw:polygon>
        <draw:polygon draw:style-name="gr6" draw:text-style-name="P7" draw:layer="layout" svg:width="0.017cm" svg:height="0.017cm" svg:x="6.815cm" svg:y="8.796cm" svg:viewBox="0 0 18 18" draw:points="0,18 18,18 18,0 0,0">
          <text:p/>
        </draw:polygon>
        <draw:polygon draw:style-name="gr6" draw:text-style-name="P7" draw:layer="layout" svg:width="1.101cm" svg:height="0.017cm" svg:x="6.832cm" svg:y="8.796cm" svg:viewBox="0 0 1102 18" draw:points="0,18 1102,18 1102,0 0,0">
          <text:p/>
        </draw:polygon>
        <draw:polygon draw:style-name="gr6" draw:text-style-name="P7" draw:layer="layout" svg:width="0.017cm" svg:height="0.017cm" svg:x="7.933cm" svg:y="8.796cm" svg:viewBox="0 0 18 18" draw:points="0,18 18,18 18,0 0,0">
          <text:p/>
        </draw:polygon>
        <draw:polygon draw:style-name="gr6" draw:text-style-name="P7" draw:layer="layout" svg:width="1.253cm" svg:height="0.017cm" svg:x="7.95cm" svg:y="8.796cm" svg:viewBox="0 0 1254 18" draw:points="0,18 1254,18 1254,0 0,0">
          <text:p/>
        </draw:polygon>
        <draw:polygon draw:style-name="gr6" draw:text-style-name="P7" draw:layer="layout" svg:width="0.017cm" svg:height="0.017cm" svg:x="9.203cm" svg:y="8.796cm" svg:viewBox="0 0 18 18" draw:points="0,18 18,18 18,0 0,0">
          <text:p/>
        </draw:polygon>
        <draw:polygon draw:style-name="gr6" draw:text-style-name="P7" draw:layer="layout" svg:width="9.66cm" svg:height="0.017cm" svg:x="9.22cm" svg:y="8.796cm" svg:viewBox="0 0 9661 18" draw:points="0,18 9661,18 9661,0 0,0">
          <text:p/>
        </draw:polygon>
        <draw:polygon draw:style-name="gr6" draw:text-style-name="P7" draw:layer="layout" svg:width="0.017cm" svg:height="0.017cm" svg:x="18.88cm" svg:y="8.796cm" svg:viewBox="0 0 18 18" draw:points="0,18 18,18 18,0 0,0">
          <text:p/>
        </draw:polygon>
        <draw:polygon draw:style-name="gr6" draw:text-style-name="P7" draw:layer="layout" svg:width="0.017cm" svg:height="1.482cm" svg:x="2.531cm" svg:y="8.813cm" svg:viewBox="0 0 18 1483" draw:points="0,1483 18,1483 18,0 0,0">
          <text:p/>
        </draw:polygon>
        <draw:polygon draw:style-name="gr6" draw:text-style-name="P7" draw:layer="layout" svg:width="0.017cm" svg:height="1.482cm" svg:x="6.815cm" svg:y="8.813cm" svg:viewBox="0 0 18 1483" draw:points="0,1483 18,1483 18,0 0,0">
          <text:p/>
        </draw:polygon>
        <draw:polygon draw:style-name="gr6" draw:text-style-name="P7" draw:layer="layout" svg:width="0.017cm" svg:height="1.482cm" svg:x="7.933cm" svg:y="8.813cm" svg:viewBox="0 0 18 1483" draw:points="0,1483 18,1483 18,0 0,0">
          <text:p/>
        </draw:polygon>
        <draw:polygon draw:style-name="gr6" draw:text-style-name="P7" draw:layer="layout" svg:width="0.017cm" svg:height="1.482cm" svg:x="9.203cm" svg:y="8.813cm" svg:viewBox="0 0 18 1483" draw:points="0,1483 18,1483 18,0 0,0">
          <text:p/>
        </draw:polygon>
        <draw:polygon draw:style-name="gr6" draw:text-style-name="P7" draw:layer="layout" svg:width="0.017cm" svg:height="1.482cm" svg:x="18.88cm" svg:y="8.813cm" svg:viewBox="0 0 18 1483" draw:points="0,1483 18,1483 18,0 0,0">
          <text:p/>
        </draw:polygon>
        <draw:frame draw:style-name="gr4" draw:text-style-name="P5" draw:layer="layout" svg:width="8.003cm" svg:height="0.454cm" svg:x="10.668cm" svg:y="9.832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/text:p>
          </draw:text-box>
        </draw:frame>
        <draw:frame draw:style-name="gr4" draw:text-style-name="P5" draw:layer="layout" svg:width="4.235cm" svg:height="0.454cm" svg:x="2.726cm" svg:y="10.324cm">
          <draw:text-box>
            <text:p text:style-name="P2"><text:span text:style-name="T3">S</text:span><text:span text:style-name="T3">t</text:span><text:span text:style-name="T3">y</text:span><text:span text:style-name="T3">l</text:span><text:span text:style-name="T3">e</text:span><text:span text:style-name="T3">/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4" draw:text-style-name="P5" draw:layer="layout" svg:width="0.388cm" svg:height="0.454cm" svg:x="7.019cm" svg:y="10.324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10.32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10.31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0.358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2.597cm" svg:height="0.454cm" svg:x="10.668cm" svg:y="10.349cm">
          <draw:text-box>
            <text:p text:style-name="P2"><text:span text:style-name="T3">L</text:span><text:span text:style-name="T3">e</text:span><text:span text:style-name="T3">g</text:span><text:span text:style-name="T3">i</text:span><text:span text:style-name="T3">b</text:span><text:span text:style-name="T3">l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/text:p>
          </draw:text-box>
        </draw:frame>
        <draw:frame draw:style-name="gr4" draw:text-style-name="P5" draw:layer="layout" svg:width="0.388cm" svg:height="0.475cm" svg:x="10.033cm" svg:y="10.8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0.84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4.892cm" svg:height="0.454cm" svg:x="10.668cm" svg:y="10.84cm">
          <draw:text-box>
            <text:p text:style-name="P2"><text:span text:style-name="T3">S</text:span><text:span text:style-name="T3">e</text:span><text:span text:style-name="T3">n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75cm" svg:x="10.033cm" svg:y="11.30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1.34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8cm" svg:x="2.531cm" svg:y="10.295cm" svg:viewBox="0 0 18 19" draw:points="0,19 18,19 18,0 0,0">
          <text:p/>
        </draw:polygon>
        <draw:polygon draw:style-name="gr6" draw:text-style-name="P7" draw:layer="layout" svg:width="4.267cm" svg:height="0.018cm" svg:x="2.548cm" svg:y="10.295cm" svg:viewBox="0 0 4268 19" draw:points="0,19 4268,19 4268,0 0,0">
          <text:p/>
        </draw:polygon>
        <draw:polygon draw:style-name="gr6" draw:text-style-name="P7" draw:layer="layout" svg:width="0.017cm" svg:height="0.018cm" svg:x="6.815cm" svg:y="10.295cm" svg:viewBox="0 0 18 19" draw:points="0,19 18,19 18,0 0,0">
          <text:p/>
        </draw:polygon>
        <draw:polygon draw:style-name="gr6" draw:text-style-name="P7" draw:layer="layout" svg:width="1.101cm" svg:height="0.018cm" svg:x="6.832cm" svg:y="10.295cm" svg:viewBox="0 0 1102 19" draw:points="0,19 1102,19 1102,0 0,0">
          <text:p/>
        </draw:polygon>
        <draw:polygon draw:style-name="gr6" draw:text-style-name="P7" draw:layer="layout" svg:width="0.017cm" svg:height="0.018cm" svg:x="7.933cm" svg:y="10.295cm" svg:viewBox="0 0 18 19" draw:points="0,19 18,19 18,0 0,0">
          <text:p/>
        </draw:polygon>
        <draw:polygon draw:style-name="gr6" draw:text-style-name="P7" draw:layer="layout" svg:width="1.253cm" svg:height="0.018cm" svg:x="7.95cm" svg:y="10.295cm" svg:viewBox="0 0 1254 19" draw:points="0,19 1254,19 1254,0 0,0">
          <text:p/>
        </draw:polygon>
        <draw:polygon draw:style-name="gr6" draw:text-style-name="P7" draw:layer="layout" svg:width="0.017cm" svg:height="0.018cm" svg:x="9.203cm" svg:y="10.295cm" svg:viewBox="0 0 18 19" draw:points="0,19 18,19 18,0 0,0">
          <text:p/>
        </draw:polygon>
        <draw:polygon draw:style-name="gr6" draw:text-style-name="P7" draw:layer="layout" svg:width="9.66cm" svg:height="0.018cm" svg:x="9.22cm" svg:y="10.295cm" svg:viewBox="0 0 9661 19" draw:points="0,19 9661,19 9661,0 0,0">
          <text:p/>
        </draw:polygon>
        <draw:polygon draw:style-name="gr6" draw:text-style-name="P7" draw:layer="layout" svg:width="0.017cm" svg:height="0.018cm" svg:x="18.88cm" svg:y="10.295cm" svg:viewBox="0 0 18 19" draw:points="0,19 18,19 18,0 0,0">
          <text:p/>
        </draw:polygon>
        <draw:polygon draw:style-name="gr6" draw:text-style-name="P7" draw:layer="layout" svg:width="0.017cm" svg:height="1.49cm" svg:x="2.531cm" svg:y="10.312cm" svg:viewBox="0 0 18 1491" draw:points="0,1491 18,1491 18,0 0,0">
          <text:p/>
        </draw:polygon>
        <draw:polygon draw:style-name="gr6" draw:text-style-name="P7" draw:layer="layout" svg:width="0.017cm" svg:height="1.49cm" svg:x="6.815cm" svg:y="10.312cm" svg:viewBox="0 0 18 1491" draw:points="0,1491 18,1491 18,0 0,0">
          <text:p/>
        </draw:polygon>
        <draw:polygon draw:style-name="gr6" draw:text-style-name="P7" draw:layer="layout" svg:width="0.017cm" svg:height="1.49cm" svg:x="7.933cm" svg:y="10.312cm" svg:viewBox="0 0 18 1491" draw:points="0,1491 18,1491 18,0 0,0">
          <text:p/>
        </draw:polygon>
        <draw:polygon draw:style-name="gr6" draw:text-style-name="P7" draw:layer="layout" svg:width="0.017cm" svg:height="1.49cm" svg:x="9.203cm" svg:y="10.312cm" svg:viewBox="0 0 18 1491" draw:points="0,1491 18,1491 18,0 0,0">
          <text:p/>
        </draw:polygon>
        <draw:polygon draw:style-name="gr6" draw:text-style-name="P7" draw:layer="layout" svg:width="0.017cm" svg:height="1.49cm" svg:x="18.88cm" svg:y="10.312cm" svg:viewBox="0 0 18 1491" draw:points="0,1491 18,1491 18,0 0,0">
          <text:p/>
        </draw:polygon>
        <draw:frame draw:style-name="gr4" draw:text-style-name="P5" draw:layer="layout" svg:width="4.87cm" svg:height="0.454cm" svg:x="10.668cm" svg:y="11.331cm">
          <draw:text-box>
            <text:p text:style-name="P2"><text:span text:style-name="T3">S</text:span><text:span text:style-name="T3">o</text:span><text:span text:style-name="T3">m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4" draw:text-style-name="P5" draw:layer="layout" svg:width="4.379cm" svg:height="0.454cm" svg:x="2.726cm" svg:y="11.831cm">
          <draw:text-box>
            <text:p text:style-name="P2"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54cm" svg:x="7.019cm" svg:y="11.831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11.83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11.81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1.856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8.35cm" svg:height="0.454cm" svg:x="10.668cm" svg:y="11.848cm">
          <draw:text-box>
            <text:p text:style-name="P2"><text:span text:style-name="T3">A</text:span><text:span text:style-name="T3">t</text:span><text:span text:style-name="T3"> </text:span><text:span text:style-name="T3">l</text:span><text:span text:style-name="T3">e</text:span><text:span text:style-name="T3">a</text:span><text:span text:style-name="T3">s</text:span><text:span text:style-name="T3">t</text:span><text:span text:style-name="T3"> </text:span><text:span text:style-name="T3">t</text:span><text:span text:style-name="T3">w</text:span><text:span text:style-name="T3">o</text:span><text:span text:style-name="T3"> </text:span><text:span text:style-name="T3">n</text:span><text:span text:style-name="T3">o</text:span><text:span text:style-name="T3">n</text:span><text:span text:style-name="T3">-</text:span><text:span text:style-name="T3">t</text:span><text:span text:style-name="T3">r</text:span><text:span text:style-name="T3">i</text:span><text:span text:style-name="T3">v</text:span><text:span text:style-name="T3">i</text:span><text:span text:style-name="T3">a</text:span><text:span text:style-name="T3">l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b</text:span><text:span text:style-name="T3">e</text:span><text:span text:style-name="T3"> </text:span></text:p>
          </draw:text-box>
        </draw:frame>
        <draw:frame draw:style-name="gr4" draw:text-style-name="P5" draw:layer="layout" svg:width="2.102cm" svg:height="0.454cm" svg:x="10.668cm" svg:y="12.322cm">
          <draw:text-box>
            <text:p text:style-name="P2"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0.388cm" svg:height="0.475cm" svg:x="10.033cm" svg:y="12.783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2.822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9.574cm" svg:height="0.454cm" svg:x="10.668cm" svg:y="12.813cm">
          <draw:text-box>
            <text:p text:style-name="P2"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/text:p>
          </draw:text-box>
        </draw:frame>
        <draw:polygon draw:style-name="gr6" draw:text-style-name="P7" draw:layer="layout" svg:width="0.017cm" svg:height="0.017cm" svg:x="2.531cm" svg:y="11.802cm" svg:viewBox="0 0 18 18" draw:points="0,18 18,18 18,0 0,0">
          <text:p/>
        </draw:polygon>
        <draw:polygon draw:style-name="gr6" draw:text-style-name="P7" draw:layer="layout" svg:width="4.267cm" svg:height="0.017cm" svg:x="2.548cm" svg:y="11.802cm" svg:viewBox="0 0 4268 18" draw:points="0,18 4268,18 4268,0 0,0">
          <text:p/>
        </draw:polygon>
        <draw:polygon draw:style-name="gr6" draw:text-style-name="P7" draw:layer="layout" svg:width="0.017cm" svg:height="0.017cm" svg:x="6.815cm" svg:y="11.802cm" svg:viewBox="0 0 18 18" draw:points="0,18 18,18 18,0 0,0">
          <text:p/>
        </draw:polygon>
        <draw:polygon draw:style-name="gr6" draw:text-style-name="P7" draw:layer="layout" svg:width="1.101cm" svg:height="0.017cm" svg:x="6.832cm" svg:y="11.802cm" svg:viewBox="0 0 1102 18" draw:points="0,18 1102,18 1102,0 0,0">
          <text:p/>
        </draw:polygon>
        <draw:polygon draw:style-name="gr6" draw:text-style-name="P7" draw:layer="layout" svg:width="0.017cm" svg:height="0.017cm" svg:x="7.933cm" svg:y="11.802cm" svg:viewBox="0 0 18 18" draw:points="0,18 18,18 18,0 0,0">
          <text:p/>
        </draw:polygon>
        <draw:polygon draw:style-name="gr6" draw:text-style-name="P7" draw:layer="layout" svg:width="1.253cm" svg:height="0.017cm" svg:x="7.95cm" svg:y="11.802cm" svg:viewBox="0 0 1254 18" draw:points="0,18 1254,18 1254,0 0,0">
          <text:p/>
        </draw:polygon>
        <draw:polygon draw:style-name="gr6" draw:text-style-name="P7" draw:layer="layout" svg:width="0.017cm" svg:height="0.017cm" svg:x="9.203cm" svg:y="11.802cm" svg:viewBox="0 0 18 18" draw:points="0,18 18,18 18,0 0,0">
          <text:p/>
        </draw:polygon>
        <draw:polygon draw:style-name="gr6" draw:text-style-name="P7" draw:layer="layout" svg:width="9.66cm" svg:height="0.017cm" svg:x="9.22cm" svg:y="11.802cm" svg:viewBox="0 0 9661 18" draw:points="0,18 9661,18 9661,0 0,0">
          <text:p/>
        </draw:polygon>
        <draw:polygon draw:style-name="gr6" draw:text-style-name="P7" draw:layer="layout" svg:width="0.017cm" svg:height="0.017cm" svg:x="18.88cm" svg:y="11.802cm" svg:viewBox="0 0 18 18" draw:points="0,18 18,18 18,0 0,0">
          <text:p/>
        </draw:polygon>
        <draw:polygon draw:style-name="gr6" draw:text-style-name="P7" draw:layer="layout" svg:width="0.017cm" svg:height="1.93cm" svg:x="2.531cm" svg:y="11.819cm" svg:viewBox="0 0 18 1931" draw:points="0,1931 18,1931 18,0 0,0">
          <text:p/>
        </draw:polygon>
        <draw:polygon draw:style-name="gr6" draw:text-style-name="P7" draw:layer="layout" svg:width="0.017cm" svg:height="1.93cm" svg:x="6.815cm" svg:y="11.819cm" svg:viewBox="0 0 18 1931" draw:points="0,1931 18,1931 18,0 0,0">
          <text:p/>
        </draw:polygon>
        <draw:polygon draw:style-name="gr6" draw:text-style-name="P7" draw:layer="layout" svg:width="0.017cm" svg:height="1.93cm" svg:x="7.933cm" svg:y="11.819cm" svg:viewBox="0 0 18 1931" draw:points="0,1931 18,1931 18,0 0,0">
          <text:p/>
        </draw:polygon>
        <draw:polygon draw:style-name="gr6" draw:text-style-name="P7" draw:layer="layout" svg:width="0.017cm" svg:height="1.93cm" svg:x="9.203cm" svg:y="11.819cm" svg:viewBox="0 0 18 1931" draw:points="0,1931 18,1931 18,0 0,0">
          <text:p/>
        </draw:polygon>
        <draw:polygon draw:style-name="gr6" draw:text-style-name="P7" draw:layer="layout" svg:width="0.017cm" svg:height="1.93cm" svg:x="18.88cm" svg:y="11.819cm" svg:viewBox="0 0 18 1931" draw:points="0,1931 18,1931 18,0 0,0">
          <text:p/>
        </draw:polygon>
        <draw:frame draw:style-name="gr4" draw:text-style-name="P5" draw:layer="layout" svg:width="1.433cm" svg:height="0.454cm" svg:x="10.668cm" svg:y="13.287cm">
          <draw:text-box>
            <text:p text:style-name="P2"><text:span text:style-name="T3">n</text:span><text:span text:style-name="T3">a</text:span><text:span text:style-name="T3">m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2.457cm" svg:height="0.454cm" svg:x="2.726cm" svg:y="13.778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/text:p>
          </draw:text-box>
        </draw:frame>
        <draw:frame draw:style-name="gr4" draw:text-style-name="P5" draw:layer="layout" svg:width="0.624cm" svg:height="0.454cm" svg:x="7.019cm" svg:y="13.778cm">
          <draw:text-box>
            <text:p text:style-name="P2"><text:span text:style-name="T3">2</text:span><text:span text:style-name="T3">0</text:span><text:span text:style-name="T3"> </text:span></text:p>
          </draw:text-box>
        </draw:frame>
        <draw:frame draw:style-name="gr4" draw:text-style-name="P5" draw:layer="layout" svg:width="0.388cm" svg:height="0.454cm" svg:x="8.128cm" svg:y="13.77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13.773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3.812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6.242cm" svg:height="0.454cm" svg:x="10.668cm" svg:y="13.803cm">
          <draw:text-box>
            <text:p text:style-name="P2"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s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/text:p>
          </draw:text-box>
        </draw:frame>
        <draw:frame draw:style-name="gr4" draw:text-style-name="P5" draw:layer="layout" svg:width="0.388cm" svg:height="0.475cm" svg:x="10.033cm" svg:y="14.264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4.303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13.749cm" svg:viewBox="0 0 18 18" draw:points="0,18 18,18 18,0 0,0">
          <text:p/>
        </draw:polygon>
        <draw:polygon draw:style-name="gr6" draw:text-style-name="P7" draw:layer="layout" svg:width="4.267cm" svg:height="0.017cm" svg:x="2.548cm" svg:y="13.749cm" svg:viewBox="0 0 4268 18" draw:points="0,18 4268,18 4268,0 0,0">
          <text:p/>
        </draw:polygon>
        <draw:polygon draw:style-name="gr6" draw:text-style-name="P7" draw:layer="layout" svg:width="0.017cm" svg:height="0.017cm" svg:x="6.815cm" svg:y="13.749cm" svg:viewBox="0 0 18 18" draw:points="0,18 18,18 18,0 0,0">
          <text:p/>
        </draw:polygon>
        <draw:polygon draw:style-name="gr6" draw:text-style-name="P7" draw:layer="layout" svg:width="1.101cm" svg:height="0.017cm" svg:x="6.832cm" svg:y="13.749cm" svg:viewBox="0 0 1102 18" draw:points="0,18 1102,18 1102,0 0,0">
          <text:p/>
        </draw:polygon>
        <draw:polygon draw:style-name="gr6" draw:text-style-name="P7" draw:layer="layout" svg:width="0.017cm" svg:height="0.017cm" svg:x="7.933cm" svg:y="13.749cm" svg:viewBox="0 0 18 18" draw:points="0,18 18,18 18,0 0,0">
          <text:p/>
        </draw:polygon>
        <draw:polygon draw:style-name="gr6" draw:text-style-name="P7" draw:layer="layout" svg:width="1.253cm" svg:height="0.017cm" svg:x="7.95cm" svg:y="13.749cm" svg:viewBox="0 0 1254 18" draw:points="0,18 1254,18 1254,0 0,0">
          <text:p/>
        </draw:polygon>
        <draw:polygon draw:style-name="gr6" draw:text-style-name="P7" draw:layer="layout" svg:width="0.017cm" svg:height="0.017cm" svg:x="9.203cm" svg:y="13.749cm" svg:viewBox="0 0 18 18" draw:points="0,18 18,18 18,0 0,0">
          <text:p/>
        </draw:polygon>
        <draw:polygon draw:style-name="gr6" draw:text-style-name="P7" draw:layer="layout" svg:width="9.66cm" svg:height="0.017cm" svg:x="9.22cm" svg:y="13.749cm" svg:viewBox="0 0 9661 18" draw:points="0,18 9661,18 9661,0 0,0">
          <text:p/>
        </draw:polygon>
        <draw:polygon draw:style-name="gr6" draw:text-style-name="P7" draw:layer="layout" svg:width="0.017cm" svg:height="0.017cm" svg:x="18.88cm" svg:y="13.749cm" svg:viewBox="0 0 18 18" draw:points="0,18 18,18 18,0 0,0">
          <text:p/>
        </draw:polygon>
        <draw:polygon draw:style-name="gr6" draw:text-style-name="P7" draw:layer="layout" svg:width="0.017cm" svg:height="0.991cm" svg:x="2.531cm" svg:y="13.766cm" svg:viewBox="0 0 18 992" draw:points="0,992 18,992 18,0 0,0">
          <text:p/>
        </draw:polygon>
        <draw:polygon draw:style-name="gr6" draw:text-style-name="P7" draw:layer="layout" svg:width="0.017cm" svg:height="0.991cm" svg:x="6.815cm" svg:y="13.766cm" svg:viewBox="0 0 18 992" draw:points="0,992 18,992 18,0 0,0">
          <text:p/>
        </draw:polygon>
        <draw:polygon draw:style-name="gr6" draw:text-style-name="P7" draw:layer="layout" svg:width="0.017cm" svg:height="0.991cm" svg:x="7.933cm" svg:y="13.766cm" svg:viewBox="0 0 18 992" draw:points="0,992 18,992 18,0 0,0">
          <text:p/>
        </draw:polygon>
        <draw:polygon draw:style-name="gr6" draw:text-style-name="P7" draw:layer="layout" svg:width="0.017cm" svg:height="0.991cm" svg:x="9.203cm" svg:y="13.766cm" svg:viewBox="0 0 18 992" draw:points="0,992 18,992 18,0 0,0">
          <text:p/>
        </draw:polygon>
        <draw:polygon draw:style-name="gr6" draw:text-style-name="P7" draw:layer="layout" svg:width="0.017cm" svg:height="0.991cm" svg:x="18.88cm" svg:y="13.766cm" svg:viewBox="0 0 18 992" draw:points="0,992 18,992 18,0 0,0">
          <text:p/>
        </draw:polygon>
        <draw:frame draw:style-name="gr4" draw:text-style-name="P5" draw:layer="layout" svg:width="6.407cm" svg:height="0.454cm" svg:x="10.668cm" svg:y="14.294cm">
          <draw:text-box>
            <text:p text:style-name="P2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i</text:span><text:span text:style-name="T3">s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t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1.386cm" svg:height="0.454cm" svg:x="2.726cm" svg:y="14.785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</text:span><text:span text:style-name="T3"> </text:span></text:p>
          </draw:text-box>
        </draw:frame>
        <draw:frame draw:style-name="gr4" draw:text-style-name="P5" draw:layer="layout" svg:width="0.624cm" svg:height="0.454cm" svg:x="7.019cm" svg:y="14.785cm">
          <draw:text-box>
            <text:p text:style-name="P2"><text:span text:style-name="T3">3</text:span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14.78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0.017cm" svg:height="0.017cm" svg:x="2.531cm" svg:y="14.757cm" svg:viewBox="0 0 18 18" draw:points="0,18 18,18 18,0 0,0">
          <text:p/>
        </draw:polygon>
        <draw:polygon draw:style-name="gr6" draw:text-style-name="P7" draw:layer="layout" svg:width="4.267cm" svg:height="0.017cm" svg:x="2.548cm" svg:y="14.757cm" svg:viewBox="0 0 4268 18" draw:points="0,18 4268,18 4268,0 0,0">
          <text:p/>
        </draw:polygon>
        <draw:polygon draw:style-name="gr6" draw:text-style-name="P7" draw:layer="layout" svg:width="0.017cm" svg:height="0.017cm" svg:x="6.815cm" svg:y="14.757cm" svg:viewBox="0 0 18 18" draw:points="0,18 18,18 18,0 0,0">
          <text:p/>
        </draw:polygon>
        <draw:polygon draw:style-name="gr6" draw:text-style-name="P7" draw:layer="layout" svg:width="1.101cm" svg:height="0.017cm" svg:x="6.832cm" svg:y="14.757cm" svg:viewBox="0 0 1102 18" draw:points="0,18 1102,18 1102,0 0,0">
          <text:p/>
        </draw:polygon>
        <draw:polygon draw:style-name="gr6" draw:text-style-name="P7" draw:layer="layout" svg:width="0.017cm" svg:height="0.017cm" svg:x="7.933cm" svg:y="14.757cm" svg:viewBox="0 0 18 18" draw:points="0,18 18,18 18,0 0,0">
          <text:p/>
        </draw:polygon>
        <draw:polygon draw:style-name="gr6" draw:text-style-name="P7" draw:layer="layout" svg:width="1.253cm" svg:height="0.017cm" svg:x="7.95cm" svg:y="14.757cm" svg:viewBox="0 0 1254 18" draw:points="0,18 1254,18 1254,0 0,0">
          <text:p/>
        </draw:polygon>
        <draw:polygon draw:style-name="gr6" draw:text-style-name="P7" draw:layer="layout" svg:width="0.017cm" svg:height="0.017cm" svg:x="9.203cm" svg:y="14.757cm" svg:viewBox="0 0 18 18" draw:points="0,18 18,18 18,0 0,0">
          <text:p/>
        </draw:polygon>
        <draw:polygon draw:style-name="gr6" draw:text-style-name="P7" draw:layer="layout" svg:width="9.66cm" svg:height="0.017cm" svg:x="9.22cm" svg:y="14.757cm" svg:viewBox="0 0 9661 18" draw:points="0,18 9661,18 9661,0 0,0">
          <text:p/>
        </draw:polygon>
        <draw:polygon draw:style-name="gr6" draw:text-style-name="P7" draw:layer="layout" svg:width="0.017cm" svg:height="0.017cm" svg:x="18.88cm" svg:y="14.757cm" svg:viewBox="0 0 18 18" draw:points="0,18 18,18 18,0 0,0">
          <text:p/>
        </draw:polygon>
        <draw:polygon draw:style-name="gr6" draw:text-style-name="P7" draw:layer="layout" svg:width="0.017cm" svg:height="0.474cm" svg:x="2.531cm" svg:y="14.774cm" svg:viewBox="0 0 18 475" draw:points="0,475 18,475 18,0 0,0">
          <text:p/>
        </draw:polygon>
        <draw:polygon draw:style-name="gr6" draw:text-style-name="P7" draw:layer="layout" svg:width="0.017cm" svg:height="0.017cm" svg:x="2.531cm" svg:y="15.248cm" svg:viewBox="0 0 18 18" draw:points="0,18 18,18 18,0 0,0">
          <text:p/>
        </draw:polygon>
        <draw:polygon draw:style-name="gr6" draw:text-style-name="P7" draw:layer="layout" svg:width="0.017cm" svg:height="0.017cm" svg:x="2.531cm" svg:y="15.248cm" svg:viewBox="0 0 18 18" draw:points="0,18 18,18 18,0 0,0">
          <text:p/>
        </draw:polygon>
        <draw:polygon draw:style-name="gr6" draw:text-style-name="P7" draw:layer="layout" svg:width="4.267cm" svg:height="0.017cm" svg:x="2.548cm" svg:y="15.248cm" svg:viewBox="0 0 4268 18" draw:points="0,18 4268,18 4268,0 0,0">
          <text:p/>
        </draw:polygon>
        <draw:polygon draw:style-name="gr6" draw:text-style-name="P7" draw:layer="layout" svg:width="0.017cm" svg:height="0.474cm" svg:x="6.815cm" svg:y="14.774cm" svg:viewBox="0 0 18 475" draw:points="0,475 18,475 18,0 0,0">
          <text:p/>
        </draw:polygon>
        <draw:polygon draw:style-name="gr6" draw:text-style-name="P7" draw:layer="layout" svg:width="0.017cm" svg:height="0.017cm" svg:x="6.815cm" svg:y="15.248cm" svg:viewBox="0 0 18 18" draw:points="0,18 18,18 18,0 0,0">
          <text:p/>
        </draw:polygon>
        <draw:polygon draw:style-name="gr6" draw:text-style-name="P7" draw:layer="layout" svg:width="1.101cm" svg:height="0.017cm" svg:x="6.832cm" svg:y="15.248cm" svg:viewBox="0 0 1102 18" draw:points="0,18 1102,18 1102,0 0,0">
          <text:p/>
        </draw:polygon>
        <draw:polygon draw:style-name="gr6" draw:text-style-name="P7" draw:layer="layout" svg:width="0.017cm" svg:height="0.474cm" svg:x="7.933cm" svg:y="14.774cm" svg:viewBox="0 0 18 475" draw:points="0,475 18,475 18,0 0,0">
          <text:p/>
        </draw:polygon>
        <draw:polygon draw:style-name="gr6" draw:text-style-name="P7" draw:layer="layout" svg:width="0.017cm" svg:height="0.017cm" svg:x="7.933cm" svg:y="15.248cm" svg:viewBox="0 0 18 18" draw:points="0,18 18,18 18,0 0,0">
          <text:p/>
        </draw:polygon>
        <draw:polygon draw:style-name="gr6" draw:text-style-name="P7" draw:layer="layout" svg:width="1.253cm" svg:height="0.017cm" svg:x="7.95cm" svg:y="15.248cm" svg:viewBox="0 0 1254 18" draw:points="0,18 1254,18 1254,0 0,0">
          <text:p/>
        </draw:polygon>
        <draw:polygon draw:style-name="gr6" draw:text-style-name="P7" draw:layer="layout" svg:width="0.017cm" svg:height="0.474cm" svg:x="9.203cm" svg:y="14.774cm" svg:viewBox="0 0 18 475" draw:points="0,475 18,475 18,0 0,0">
          <text:p/>
        </draw:polygon>
        <draw:polygon draw:style-name="gr6" draw:text-style-name="P7" draw:layer="layout" svg:width="0.017cm" svg:height="0.017cm" svg:x="9.203cm" svg:y="15.248cm" svg:viewBox="0 0 18 18" draw:points="0,18 18,18 18,0 0,0">
          <text:p/>
        </draw:polygon>
        <draw:polygon draw:style-name="gr6" draw:text-style-name="P7" draw:layer="layout" svg:width="9.66cm" svg:height="0.017cm" svg:x="9.22cm" svg:y="15.248cm" svg:viewBox="0 0 9661 18" draw:points="0,18 9661,18 9661,0 0,0">
          <text:p/>
        </draw:polygon>
        <draw:polygon draw:style-name="gr6" draw:text-style-name="P7" draw:layer="layout" svg:width="0.017cm" svg:height="0.474cm" svg:x="18.88cm" svg:y="14.774cm" svg:viewBox="0 0 18 475" draw:points="0,475 18,475 18,0 0,0">
          <text:p/>
        </draw:polygon>
        <draw:polygon draw:style-name="gr6" draw:text-style-name="P7" draw:layer="layout" svg:width="0.017cm" svg:height="0.017cm" svg:x="18.88cm" svg:y="15.248cm" svg:viewBox="0 0 18 18" draw:points="0,18 18,18 18,0 0,0">
          <text:p/>
        </draw:polygon>
        <draw:polygon draw:style-name="gr6" draw:text-style-name="P7" draw:layer="layout" svg:width="0.017cm" svg:height="0.017cm" svg:x="18.88cm" svg:y="15.248cm" svg:viewBox="0 0 18 18" draw:points="0,18 18,18 18,0 0,0">
          <text:p/>
        </draw:polygon>
        <draw:frame draw:style-name="gr4" draw:text-style-name="P5" draw:layer="layout" svg:width="0.388cm" svg:height="0.454cm" svg:x="9.398cm" svg:y="14.78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2.851cm" svg:height="0.454cm" svg:x="2.54cm" svg:y="15.277cm">
          <draw:text-box>
            <text:p text:style-name="P2"><text:span text:style-name="T3">G</text:span><text:span text:style-name="T3">r</text:span><text:span text:style-name="T3">a</text:span><text:span text:style-name="T3">d</text:span><text:span text:style-name="T3">e</text:span><text:span text:style-name="T3">r</text:span><text:span text:style-name="T3"> </text:span><text:span text:style-name="T3">N</text:span><text:span text:style-name="T3">o</text:span><text:span text:style-name="T3">t</text:span><text:span text:style-name="T3">e</text:span><text:span text:style-name="T3">s</text:span><text:span text:style-name="T3">: </text:span></text:p>
          </draw:text-box>
        </draw:frame>
        <draw:frame draw:style-name="gr4" draw:text-style-name="P5" draw:layer="layout" svg:width="0.388cm" svg:height="0.454cm" svg:x="2.54cm" svg:y="16.17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cm" svg:y="17.07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3.812cm" svg:height="0.535cm" svg:x="2.54cm" svg:y="17.965cm">
          <draw:text-box>
            <text:p text:style-name="P2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<text:tab/></text:span><text:span text:style-name="T4">2</text:span><text:span text:style-name="T4"><text:tab/></text:span></text:p>
          </draw:text-box>
        </draw:frame>
        <draw:frame draw:style-name="gr4" draw:text-style-name="P5" draw:layer="layout" svg:width="2.919cm" svg:height="0.454cm" svg:x="2.726cm" svg:y="18.612cm">
          <draw:text-box>
            <text:p text:style-name="P2"><text:span text:style-name="T3">C</text:span><text:span text:style-name="T3">a</text:span><text:span text:style-name="T3">t</text:span><text:span text:style-name="T3">e</text:span><text:span text:style-name="T3">g</text:span><text:span text:style-name="T3">o</text:span><text:span text:style-name="T3">r</text:span><text:span text:style-name="T3">y</text:span><text:span text:style-name="T3">/</text:span><text:span text:style-name="T3">I</text:span><text:span text:style-name="T3">t</text:span><text:span text:style-name="T3">e</text:span><text:span text:style-name="T3">m</text:span><text:span text:style-name="T3"> </text:span></text:p>
          </draw:text-box>
        </draw:frame>
        <draw:frame draw:style-name="gr4" draw:text-style-name="P5" draw:layer="layout" svg:width="0.713cm" svg:height="0.454cm" svg:x="7.019cm" svg:y="18.612cm">
          <draw:text-box>
            <text:p text:style-name="P2"><text:span text:style-name="T3">P</text:span><text:span text:style-name="T3">t</text:span><text:span text:style-name="T3">s</text:span><text:span text:style-name="T3"> </text:span></text:p>
          </draw:text-box>
        </draw:frame>
        <draw:frame draw:style-name="gr4" draw:text-style-name="P5" draw:layer="layout" svg:width="1.225cm" svg:height="0.454cm" svg:x="8.128cm" svg:y="18.612cm">
          <draw:text-box>
            <text:p text:style-name="P2"><text:span text:style-name="T3">S</text:span><text:span text:style-name="T3">c</text:span><text:span text:style-name="T3">o</text:span><text:span text:style-name="T3">r</text:span><text:span text:style-name="T3">e</text:span><text:span text:style-name="T3"> </text:span></text:p>
          </draw:text-box>
        </draw:frame>
        <draw:polygon draw:style-name="gr6" draw:text-style-name="P7" draw:layer="layout" svg:width="0.017cm" svg:height="0.017cm" svg:x="2.531cm" svg:y="18.575cm" svg:viewBox="0 0 18 18" draw:points="0,18 18,18 18,0 0,0">
          <text:p/>
        </draw:polygon>
        <draw:polygon draw:style-name="gr6" draw:text-style-name="P7" draw:layer="layout" svg:width="0.017cm" svg:height="0.017cm" svg:x="2.531cm" svg:y="18.575cm" svg:viewBox="0 0 18 18" draw:points="0,18 18,18 18,0 0,0">
          <text:p/>
        </draw:polygon>
        <draw:polygon draw:style-name="gr6" draw:text-style-name="P7" draw:layer="layout" svg:width="4.267cm" svg:height="0.017cm" svg:x="2.548cm" svg:y="18.575cm" svg:viewBox="0 0 4268 18" draw:points="0,18 4268,18 4268,0 0,0">
          <text:p/>
        </draw:polygon>
        <draw:polygon draw:style-name="gr6" draw:text-style-name="P7" draw:layer="layout" svg:width="0.017cm" svg:height="0.017cm" svg:x="6.815cm" svg:y="18.575cm" svg:viewBox="0 0 18 18" draw:points="0,18 18,18 18,0 0,0">
          <text:p/>
        </draw:polygon>
        <draw:polygon draw:style-name="gr6" draw:text-style-name="P7" draw:layer="layout" svg:width="1.101cm" svg:height="0.017cm" svg:x="6.832cm" svg:y="18.575cm" svg:viewBox="0 0 1102 18" draw:points="0,18 1102,18 1102,0 0,0">
          <text:p/>
        </draw:polygon>
        <draw:polygon draw:style-name="gr6" draw:text-style-name="P7" draw:layer="layout" svg:width="0.017cm" svg:height="0.017cm" svg:x="7.933cm" svg:y="18.575cm" svg:viewBox="0 0 18 18" draw:points="0,18 18,18 18,0 0,0">
          <text:p/>
        </draw:polygon>
        <draw:polygon draw:style-name="gr6" draw:text-style-name="P7" draw:layer="layout" svg:width="1.253cm" svg:height="0.017cm" svg:x="7.95cm" svg:y="18.575cm" svg:viewBox="0 0 1254 18" draw:points="0,18 1254,18 1254,0 0,0">
          <text:p/>
        </draw:polygon>
        <draw:polygon draw:style-name="gr6" draw:text-style-name="P7" draw:layer="layout" svg:width="0.017cm" svg:height="0.017cm" svg:x="9.203cm" svg:y="18.575cm" svg:viewBox="0 0 18 18" draw:points="0,18 18,18 18,0 0,0">
          <text:p/>
        </draw:polygon>
        <draw:polygon draw:style-name="gr6" draw:text-style-name="P7" draw:layer="layout" svg:width="9.66cm" svg:height="0.017cm" svg:x="9.22cm" svg:y="18.575cm" svg:viewBox="0 0 9661 18" draw:points="0,18 9661,18 9661,0 0,0">
          <text:p/>
        </draw:polygon>
        <draw:polygon draw:style-name="gr6" draw:text-style-name="P7" draw:layer="layout" svg:width="0.017cm" svg:height="0.017cm" svg:x="18.88cm" svg:y="18.575cm" svg:viewBox="0 0 18 18" draw:points="0,18 18,18 18,0 0,0">
          <text:p/>
        </draw:polygon>
        <draw:polygon draw:style-name="gr6" draw:text-style-name="P7" draw:layer="layout" svg:width="0.017cm" svg:height="0.017cm" svg:x="18.88cm" svg:y="18.575cm" svg:viewBox="0 0 18 18" draw:points="0,18 18,18 18,0 0,0">
          <text:p/>
        </draw:polygon>
        <draw:polygon draw:style-name="gr6" draw:text-style-name="P7" draw:layer="layout" svg:width="0.017cm" svg:height="0.483cm" svg:x="2.531cm" svg:y="18.592cm" svg:viewBox="0 0 18 484" draw:points="0,484 18,484 18,0 0,0">
          <text:p/>
        </draw:polygon>
        <draw:polygon draw:style-name="gr6" draw:text-style-name="P7" draw:layer="layout" svg:width="0.017cm" svg:height="0.483cm" svg:x="6.815cm" svg:y="18.592cm" svg:viewBox="0 0 18 484" draw:points="0,484 18,484 18,0 0,0">
          <text:p/>
        </draw:polygon>
        <draw:polygon draw:style-name="gr6" draw:text-style-name="P7" draw:layer="layout" svg:width="0.017cm" svg:height="0.483cm" svg:x="7.933cm" svg:y="18.592cm" svg:viewBox="0 0 18 484" draw:points="0,484 18,484 18,0 0,0">
          <text:p/>
        </draw:polygon>
        <draw:polygon draw:style-name="gr6" draw:text-style-name="P7" draw:layer="layout" svg:width="0.017cm" svg:height="0.483cm" svg:x="9.203cm" svg:y="18.592cm" svg:viewBox="0 0 18 484" draw:points="0,484 18,484 18,0 0,0">
          <text:p/>
        </draw:polygon>
        <draw:polygon draw:style-name="gr6" draw:text-style-name="P7" draw:layer="layout" svg:width="0.017cm" svg:height="0.483cm" svg:x="18.88cm" svg:y="18.592cm" svg:viewBox="0 0 18 484" draw:points="0,484 18,484 18,0 0,0">
          <text:p/>
        </draw:polygon>
        <draw:frame draw:style-name="gr4" draw:text-style-name="P5" draw:layer="layout" svg:width="2.347cm" svg:height="0.454cm" svg:x="9.398cm" svg:y="18.612cm">
          <draw:text-box>
            <text:p text:style-name="P2"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4" draw:text-style-name="P5" draw:layer="layout" svg:width="4.371cm" svg:height="0.454cm" svg:x="2.726cm" svg:y="19.103cm">
          <draw:text-box>
            <text:p text:style-name="P2"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54cm" svg:x="7.019cm" svg:y="19.103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19.10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19.0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9.12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4.815cm" svg:height="0.454cm" svg:x="10.668cm" svg:y="19.12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f</text:span><text:span text:style-name="T3">i</text:span><text:span text:style-name="T3">l</text:span><text:span text:style-name="T3">e</text:span><text:span text:style-name="T3">/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75cm" svg:x="10.033cm" svg:y="19.581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9.62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6.682cm" svg:height="0.454cm" svg:x="10.668cm" svg:y="19.611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r</text:span><text:span text:style-name="T3">u</text:span><text:span text:style-name="T3">n</text:span><text:span text:style-name="T3">s</text:span><text:span text:style-name="T3"> </text:span><text:span text:style-name="T3">o</text:span><text:span text:style-name="T3">n</text:span><text:span text:style-name="T3"> </text:span><text:span text:style-name="T3">C</text:span><text:span text:style-name="T3">S</text:span><text:span text:style-name="T3">E</text:span><text:span text:style-name="T3"> </text:span><text:span text:style-name="T3">a</text:span><text:span text:style-name="T3">s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0.388cm" svg:height="0.475cm" svg:x="10.033cm" svg:y="20.073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0.111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19.075cm" svg:viewBox="0 0 18 18" draw:points="0,18 18,18 18,0 0,0">
          <text:p/>
        </draw:polygon>
        <draw:polygon draw:style-name="gr6" draw:text-style-name="P7" draw:layer="layout" svg:width="4.267cm" svg:height="0.017cm" svg:x="2.548cm" svg:y="19.075cm" svg:viewBox="0 0 4268 18" draw:points="0,18 4268,18 4268,0 0,0">
          <text:p/>
        </draw:polygon>
        <draw:polygon draw:style-name="gr6" draw:text-style-name="P7" draw:layer="layout" svg:width="0.017cm" svg:height="0.017cm" svg:x="6.815cm" svg:y="19.075cm" svg:viewBox="0 0 18 18" draw:points="0,18 18,18 18,0 0,0">
          <text:p/>
        </draw:polygon>
        <draw:polygon draw:style-name="gr6" draw:text-style-name="P7" draw:layer="layout" svg:width="1.101cm" svg:height="0.017cm" svg:x="6.832cm" svg:y="19.075cm" svg:viewBox="0 0 1102 18" draw:points="0,18 1102,18 1102,0 0,0">
          <text:p/>
        </draw:polygon>
        <draw:polygon draw:style-name="gr6" draw:text-style-name="P7" draw:layer="layout" svg:width="0.017cm" svg:height="0.017cm" svg:x="7.933cm" svg:y="19.075cm" svg:viewBox="0 0 18 18" draw:points="0,18 18,18 18,0 0,0">
          <text:p/>
        </draw:polygon>
        <draw:polygon draw:style-name="gr6" draw:text-style-name="P7" draw:layer="layout" svg:width="1.253cm" svg:height="0.017cm" svg:x="7.95cm" svg:y="19.075cm" svg:viewBox="0 0 1254 18" draw:points="0,18 1254,18 1254,0 0,0">
          <text:p/>
        </draw:polygon>
        <draw:polygon draw:style-name="gr6" draw:text-style-name="P7" draw:layer="layout" svg:width="0.017cm" svg:height="0.017cm" svg:x="9.203cm" svg:y="19.075cm" svg:viewBox="0 0 18 18" draw:points="0,18 18,18 18,0 0,0">
          <text:p/>
        </draw:polygon>
        <draw:polygon draw:style-name="gr6" draw:text-style-name="P7" draw:layer="layout" svg:width="9.66cm" svg:height="0.017cm" svg:x="9.22cm" svg:y="19.075cm" svg:viewBox="0 0 9661 18" draw:points="0,18 9661,18 9661,0 0,0">
          <text:p/>
        </draw:polygon>
        <draw:polygon draw:style-name="gr6" draw:text-style-name="P7" draw:layer="layout" svg:width="0.017cm" svg:height="0.017cm" svg:x="18.88cm" svg:y="19.075cm" svg:viewBox="0 0 18 18" draw:points="0,18 18,18 18,0 0,0">
          <text:p/>
        </draw:polygon>
        <draw:polygon draw:style-name="gr6" draw:text-style-name="P7" draw:layer="layout" svg:width="0.017cm" svg:height="1.482cm" svg:x="2.531cm" svg:y="19.092cm" svg:viewBox="0 0 18 1483" draw:points="0,1483 18,1483 18,0 0,0">
          <text:p/>
        </draw:polygon>
        <draw:polygon draw:style-name="gr6" draw:text-style-name="P7" draw:layer="layout" svg:width="0.017cm" svg:height="1.482cm" svg:x="6.815cm" svg:y="19.092cm" svg:viewBox="0 0 18 1483" draw:points="0,1483 18,1483 18,0 0,0">
          <text:p/>
        </draw:polygon>
        <draw:polygon draw:style-name="gr6" draw:text-style-name="P7" draw:layer="layout" svg:width="0.017cm" svg:height="1.482cm" svg:x="7.933cm" svg:y="19.092cm" svg:viewBox="0 0 18 1483" draw:points="0,1483 18,1483 18,0 0,0">
          <text:p/>
        </draw:polygon>
        <draw:polygon draw:style-name="gr6" draw:text-style-name="P7" draw:layer="layout" svg:width="0.017cm" svg:height="1.482cm" svg:x="9.203cm" svg:y="19.092cm" svg:viewBox="0 0 18 1483" draw:points="0,1483 18,1483 18,0 0,0">
          <text:p/>
        </draw:polygon>
        <draw:polygon draw:style-name="gr6" draw:text-style-name="P7" draw:layer="layout" svg:width="0.017cm" svg:height="1.482cm" svg:x="18.88cm" svg:y="19.092cm" svg:viewBox="0 0 18 1483" draw:points="0,1483 18,1483 18,0 0,0">
          <text:p/>
        </draw:polygon>
        <draw:frame draw:style-name="gr4" draw:text-style-name="P5" draw:layer="layout" svg:width="8.003cm" svg:height="0.454cm" svg:x="10.668cm" svg:y="20.103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/text:p>
          </draw:text-box>
        </draw:frame>
        <draw:frame draw:style-name="gr4" draw:text-style-name="P5" draw:layer="layout" svg:width="4.235cm" svg:height="0.454cm" svg:x="2.726cm" svg:y="20.602cm">
          <draw:text-box>
            <text:p text:style-name="P2"><text:span text:style-name="T3">S</text:span><text:span text:style-name="T3">t</text:span><text:span text:style-name="T3">y</text:span><text:span text:style-name="T3">l</text:span><text:span text:style-name="T3">e</text:span><text:span text:style-name="T3">/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4" draw:text-style-name="P5" draw:layer="layout" svg:width="0.388cm" svg:height="0.454cm" svg:x="7.019cm" svg:y="20.602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20.60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20.58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0.628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2.597cm" svg:height="0.454cm" svg:x="10.668cm" svg:y="20.619cm">
          <draw:text-box>
            <text:p text:style-name="P2"><text:span text:style-name="T3">L</text:span><text:span text:style-name="T3">e</text:span><text:span text:style-name="T3">g</text:span><text:span text:style-name="T3">i</text:span><text:span text:style-name="T3">b</text:span><text:span text:style-name="T3">l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/text:p>
          </draw:text-box>
        </draw:frame>
        <draw:frame draw:style-name="gr4" draw:text-style-name="P5" draw:layer="layout" svg:width="0.388cm" svg:height="0.475cm" svg:x="10.033cm" svg:y="21.0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1.11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4.892cm" svg:height="0.454cm" svg:x="10.668cm" svg:y="21.11cm">
          <draw:text-box>
            <text:p text:style-name="P2"><text:span text:style-name="T3">S</text:span><text:span text:style-name="T3">e</text:span><text:span text:style-name="T3">n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75cm" svg:x="10.033cm" svg:y="21.5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1.619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6cm" svg:x="2.531cm" svg:y="20.574cm" svg:viewBox="0 0 18 17" draw:points="0,17 18,17 18,0 0,0">
          <text:p/>
        </draw:polygon>
        <draw:polygon draw:style-name="gr6" draw:text-style-name="P7" draw:layer="layout" svg:width="4.267cm" svg:height="0.016cm" svg:x="2.548cm" svg:y="20.574cm" svg:viewBox="0 0 4268 17" draw:points="0,17 4268,17 4268,0 0,0">
          <text:p/>
        </draw:polygon>
        <draw:polygon draw:style-name="gr6" draw:text-style-name="P7" draw:layer="layout" svg:width="0.017cm" svg:height="0.016cm" svg:x="6.815cm" svg:y="20.574cm" svg:viewBox="0 0 18 17" draw:points="0,17 18,17 18,0 0,0">
          <text:p/>
        </draw:polygon>
        <draw:polygon draw:style-name="gr6" draw:text-style-name="P7" draw:layer="layout" svg:width="1.101cm" svg:height="0.016cm" svg:x="6.832cm" svg:y="20.574cm" svg:viewBox="0 0 1102 17" draw:points="0,17 1102,17 1102,0 0,0">
          <text:p/>
        </draw:polygon>
        <draw:polygon draw:style-name="gr6" draw:text-style-name="P7" draw:layer="layout" svg:width="0.017cm" svg:height="0.016cm" svg:x="7.933cm" svg:y="20.574cm" svg:viewBox="0 0 18 17" draw:points="0,17 18,17 18,0 0,0">
          <text:p/>
        </draw:polygon>
        <draw:polygon draw:style-name="gr6" draw:text-style-name="P7" draw:layer="layout" svg:width="1.253cm" svg:height="0.016cm" svg:x="7.95cm" svg:y="20.574cm" svg:viewBox="0 0 1254 17" draw:points="0,17 1254,17 1254,0 0,0">
          <text:p/>
        </draw:polygon>
        <draw:polygon draw:style-name="gr6" draw:text-style-name="P7" draw:layer="layout" svg:width="0.017cm" svg:height="0.016cm" svg:x="9.203cm" svg:y="20.574cm" svg:viewBox="0 0 18 17" draw:points="0,17 18,17 18,0 0,0">
          <text:p/>
        </draw:polygon>
        <draw:polygon draw:style-name="gr6" draw:text-style-name="P7" draw:layer="layout" svg:width="9.66cm" svg:height="0.016cm" svg:x="9.22cm" svg:y="20.574cm" svg:viewBox="0 0 9661 17" draw:points="0,17 9661,17 9661,0 0,0">
          <text:p/>
        </draw:polygon>
        <draw:polygon draw:style-name="gr6" draw:text-style-name="P7" draw:layer="layout" svg:width="0.017cm" svg:height="0.016cm" svg:x="18.88cm" svg:y="20.574cm" svg:viewBox="0 0 18 17" draw:points="0,17 18,17 18,0 0,0">
          <text:p/>
        </draw:polygon>
        <draw:polygon draw:style-name="gr6" draw:text-style-name="P7" draw:layer="layout" svg:width="0.017cm" svg:height="1.482cm" svg:x="2.531cm" svg:y="20.59cm" svg:viewBox="0 0 18 1483" draw:points="0,1483 18,1483 18,0 0,0">
          <text:p/>
        </draw:polygon>
        <draw:polygon draw:style-name="gr6" draw:text-style-name="P7" draw:layer="layout" svg:width="0.017cm" svg:height="1.482cm" svg:x="6.815cm" svg:y="20.59cm" svg:viewBox="0 0 18 1483" draw:points="0,1483 18,1483 18,0 0,0">
          <text:p/>
        </draw:polygon>
        <draw:polygon draw:style-name="gr6" draw:text-style-name="P7" draw:layer="layout" svg:width="0.017cm" svg:height="1.482cm" svg:x="7.933cm" svg:y="20.59cm" svg:viewBox="0 0 18 1483" draw:points="0,1483 18,1483 18,0 0,0">
          <text:p/>
        </draw:polygon>
        <draw:polygon draw:style-name="gr6" draw:text-style-name="P7" draw:layer="layout" svg:width="0.017cm" svg:height="1.482cm" svg:x="9.203cm" svg:y="20.59cm" svg:viewBox="0 0 18 1483" draw:points="0,1483 18,1483 18,0 0,0">
          <text:p/>
        </draw:polygon>
        <draw:polygon draw:style-name="gr6" draw:text-style-name="P7" draw:layer="layout" svg:width="0.017cm" svg:height="1.482cm" svg:x="18.88cm" svg:y="20.59cm" svg:viewBox="0 0 18 1483" draw:points="0,1483 18,1483 18,0 0,0">
          <text:p/>
        </draw:polygon>
        <draw:frame draw:style-name="gr4" draw:text-style-name="P5" draw:layer="layout" svg:width="4.87cm" svg:height="0.454cm" svg:x="10.668cm" svg:y="21.61cm">
          <draw:text-box>
            <text:p text:style-name="P2"><text:span text:style-name="T3">S</text:span><text:span text:style-name="T3">o</text:span><text:span text:style-name="T3">m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4" draw:text-style-name="P5" draw:layer="layout" svg:width="4.379cm" svg:height="0.454cm" svg:x="2.726cm" svg:y="22.101cm">
          <draw:text-box>
            <text:p text:style-name="P2"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54cm" svg:x="7.019cm" svg:y="22.101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22.10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22.08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2.127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8.35cm" svg:height="0.454cm" svg:x="10.668cm" svg:y="22.118cm">
          <draw:text-box>
            <text:p text:style-name="P2"><text:span text:style-name="T3">A</text:span><text:span text:style-name="T3">t</text:span><text:span text:style-name="T3"> </text:span><text:span text:style-name="T3">l</text:span><text:span text:style-name="T3">e</text:span><text:span text:style-name="T3">a</text:span><text:span text:style-name="T3">s</text:span><text:span text:style-name="T3">t</text:span><text:span text:style-name="T3"> </text:span><text:span text:style-name="T3">t</text:span><text:span text:style-name="T3">w</text:span><text:span text:style-name="T3">o</text:span><text:span text:style-name="T3"> </text:span><text:span text:style-name="T3">n</text:span><text:span text:style-name="T3">o</text:span><text:span text:style-name="T3">n</text:span><text:span text:style-name="T3">-</text:span><text:span text:style-name="T3">t</text:span><text:span text:style-name="T3">r</text:span><text:span text:style-name="T3">i</text:span><text:span text:style-name="T3">v</text:span><text:span text:style-name="T3">i</text:span><text:span text:style-name="T3">a</text:span><text:span text:style-name="T3">l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b</text:span><text:span text:style-name="T3">e</text:span><text:span text:style-name="T3"> </text:span></text:p>
          </draw:text-box>
        </draw:frame>
        <draw:frame draw:style-name="gr4" draw:text-style-name="P5" draw:layer="layout" svg:width="2.102cm" svg:height="0.454cm" svg:x="10.668cm" svg:y="22.592cm">
          <draw:text-box>
            <text:p text:style-name="P2"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0.388cm" svg:height="0.475cm" svg:x="10.033cm" svg:y="23.053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3.092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22.072cm" svg:viewBox="0 0 18 18" draw:points="0,18 18,18 18,0 0,0">
          <text:p/>
        </draw:polygon>
        <draw:polygon draw:style-name="gr6" draw:text-style-name="P7" draw:layer="layout" svg:width="4.267cm" svg:height="0.017cm" svg:x="2.548cm" svg:y="22.072cm" svg:viewBox="0 0 4268 18" draw:points="0,18 4268,18 4268,0 0,0">
          <text:p/>
        </draw:polygon>
        <draw:polygon draw:style-name="gr6" draw:text-style-name="P7" draw:layer="layout" svg:width="0.017cm" svg:height="0.017cm" svg:x="6.815cm" svg:y="22.072cm" svg:viewBox="0 0 18 18" draw:points="0,18 18,18 18,0 0,0">
          <text:p/>
        </draw:polygon>
        <draw:polygon draw:style-name="gr6" draw:text-style-name="P7" draw:layer="layout" svg:width="1.101cm" svg:height="0.017cm" svg:x="6.832cm" svg:y="22.072cm" svg:viewBox="0 0 1102 18" draw:points="0,18 1102,18 1102,0 0,0">
          <text:p/>
        </draw:polygon>
        <draw:polygon draw:style-name="gr6" draw:text-style-name="P7" draw:layer="layout" svg:width="0.017cm" svg:height="0.017cm" svg:x="7.933cm" svg:y="22.072cm" svg:viewBox="0 0 18 18" draw:points="0,18 18,18 18,0 0,0">
          <text:p/>
        </draw:polygon>
        <draw:polygon draw:style-name="gr6" draw:text-style-name="P7" draw:layer="layout" svg:width="1.253cm" svg:height="0.017cm" svg:x="7.95cm" svg:y="22.072cm" svg:viewBox="0 0 1254 18" draw:points="0,18 1254,18 1254,0 0,0">
          <text:p/>
        </draw:polygon>
        <draw:polygon draw:style-name="gr6" draw:text-style-name="P7" draw:layer="layout" svg:width="0.017cm" svg:height="0.017cm" svg:x="9.203cm" svg:y="22.072cm" svg:viewBox="0 0 18 18" draw:points="0,18 18,18 18,0 0,0">
          <text:p/>
        </draw:polygon>
        <draw:polygon draw:style-name="gr6" draw:text-style-name="P7" draw:layer="layout" svg:width="9.66cm" svg:height="0.017cm" svg:x="9.22cm" svg:y="22.072cm" svg:viewBox="0 0 9661 18" draw:points="0,18 9661,18 9661,0 0,0">
          <text:p/>
        </draw:polygon>
        <draw:polygon draw:style-name="gr6" draw:text-style-name="P7" draw:layer="layout" svg:width="0.017cm" svg:height="0.017cm" svg:x="18.88cm" svg:y="22.072cm" svg:viewBox="0 0 18 18" draw:points="0,18 18,18 18,0 0,0">
          <text:p/>
        </draw:polygon>
        <draw:polygon draw:style-name="gr6" draw:text-style-name="P7" draw:layer="layout" svg:width="0.017cm" svg:height="1.465cm" svg:x="2.531cm" svg:y="22.089cm" svg:viewBox="0 0 18 1466" draw:points="0,1466 18,1466 18,0 0,0">
          <text:p/>
        </draw:polygon>
        <draw:polygon draw:style-name="gr6" draw:text-style-name="P7" draw:layer="layout" svg:width="0.017cm" svg:height="1.465cm" svg:x="6.815cm" svg:y="22.089cm" svg:viewBox="0 0 18 1466" draw:points="0,1466 18,1466 18,0 0,0">
          <text:p/>
        </draw:polygon>
        <draw:polygon draw:style-name="gr6" draw:text-style-name="P7" draw:layer="layout" svg:width="0.017cm" svg:height="1.465cm" svg:x="7.933cm" svg:y="22.089cm" svg:viewBox="0 0 18 1466" draw:points="0,1466 18,1466 18,0 0,0">
          <text:p/>
        </draw:polygon>
        <draw:polygon draw:style-name="gr6" draw:text-style-name="P7" draw:layer="layout" svg:width="0.017cm" svg:height="1.465cm" svg:x="9.203cm" svg:y="22.089cm" svg:viewBox="0 0 18 1466" draw:points="0,1466 18,1466 18,0 0,0">
          <text:p/>
        </draw:polygon>
        <draw:polygon draw:style-name="gr6" draw:text-style-name="P7" draw:layer="layout" svg:width="0.017cm" svg:height="1.465cm" svg:x="18.88cm" svg:y="22.089cm" svg:viewBox="0 0 18 1466" draw:points="0,1466 18,1466 18,0 0,0">
          <text:p/>
        </draw:polygon>
        <draw:frame draw:style-name="gr4" draw:text-style-name="P5" draw:layer="layout" svg:width="7.241cm" svg:height="0.454cm" svg:x="10.668cm" svg:y="23.083cm">
          <draw:text-box>
            <text:p text:style-name="P2"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 <text:s/></text:span></text:p>
          </draw:text-box>
        </draw:frame>
        <draw:frame draw:style-name="gr4" draw:text-style-name="P5" draw:layer="layout" svg:width="2.457cm" svg:height="0.454cm" svg:x="2.726cm" svg:y="23.582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/text:p>
          </draw:text-box>
        </draw:frame>
        <draw:frame draw:style-name="gr4" draw:text-style-name="P5" draw:layer="layout" svg:width="0.624cm" svg:height="0.454cm" svg:x="7.019cm" svg:y="23.582cm">
          <draw:text-box>
            <text:p text:style-name="P2"><text:span text:style-name="T3">2</text:span><text:span text:style-name="T3">0</text:span><text:span text:style-name="T3"> </text:span></text:p>
          </draw:text-box>
        </draw:frame>
        <draw:frame draw:style-name="gr4" draw:text-style-name="P5" draw:layer="layout" svg:width="0.388cm" svg:height="0.454cm" svg:x="8.128cm" svg:y="23.58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23.56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3.608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6.242cm" svg:height="0.454cm" svg:x="10.668cm" svg:y="23.599cm">
          <draw:text-box>
            <text:p text:style-name="P2"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s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/text:p>
          </draw:text-box>
        </draw:frame>
        <draw:frame draw:style-name="gr4" draw:text-style-name="P5" draw:layer="layout" svg:width="0.388cm" svg:height="0.475cm" svg:x="10.033cm" svg:y="24.06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24.099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23.554cm" svg:viewBox="0 0 18 18" draw:points="0,18 18,18 18,0 0,0">
          <text:p/>
        </draw:polygon>
        <draw:polygon draw:style-name="gr6" draw:text-style-name="P7" draw:layer="layout" svg:width="4.267cm" svg:height="0.017cm" svg:x="2.548cm" svg:y="23.554cm" svg:viewBox="0 0 4268 18" draw:points="0,18 4268,18 4268,0 0,0">
          <text:p/>
        </draw:polygon>
        <draw:polygon draw:style-name="gr6" draw:text-style-name="P7" draw:layer="layout" svg:width="0.017cm" svg:height="0.017cm" svg:x="6.815cm" svg:y="23.554cm" svg:viewBox="0 0 18 18" draw:points="0,18 18,18 18,0 0,0">
          <text:p/>
        </draw:polygon>
        <draw:polygon draw:style-name="gr6" draw:text-style-name="P7" draw:layer="layout" svg:width="1.101cm" svg:height="0.017cm" svg:x="6.832cm" svg:y="23.554cm" svg:viewBox="0 0 1102 18" draw:points="0,18 1102,18 1102,0 0,0">
          <text:p/>
        </draw:polygon>
        <draw:polygon draw:style-name="gr6" draw:text-style-name="P7" draw:layer="layout" svg:width="0.017cm" svg:height="0.017cm" svg:x="7.933cm" svg:y="23.554cm" svg:viewBox="0 0 18 18" draw:points="0,18 18,18 18,0 0,0">
          <text:p/>
        </draw:polygon>
        <draw:polygon draw:style-name="gr6" draw:text-style-name="P7" draw:layer="layout" svg:width="1.253cm" svg:height="0.017cm" svg:x="7.95cm" svg:y="23.554cm" svg:viewBox="0 0 1254 18" draw:points="0,18 1254,18 1254,0 0,0">
          <text:p/>
        </draw:polygon>
        <draw:polygon draw:style-name="gr6" draw:text-style-name="P7" draw:layer="layout" svg:width="0.017cm" svg:height="0.017cm" svg:x="9.203cm" svg:y="23.554cm" svg:viewBox="0 0 18 18" draw:points="0,18 18,18 18,0 0,0">
          <text:p/>
        </draw:polygon>
        <draw:polygon draw:style-name="gr6" draw:text-style-name="P7" draw:layer="layout" svg:width="9.66cm" svg:height="0.017cm" svg:x="9.22cm" svg:y="23.554cm" svg:viewBox="0 0 9661 18" draw:points="0,18 9661,18 9661,0 0,0">
          <text:p/>
        </draw:polygon>
        <draw:polygon draw:style-name="gr6" draw:text-style-name="P7" draw:layer="layout" svg:width="0.017cm" svg:height="0.017cm" svg:x="18.88cm" svg:y="23.554cm" svg:viewBox="0 0 18 18" draw:points="0,18 18,18 18,0 0,0">
          <text:p/>
        </draw:polygon>
        <draw:polygon draw:style-name="gr6" draw:text-style-name="P7" draw:layer="layout" svg:width="0.017cm" svg:height="0.99cm" svg:x="2.531cm" svg:y="23.571cm" svg:viewBox="0 0 18 991" draw:points="0,991 18,991 18,0 0,0">
          <text:p/>
        </draw:polygon>
        <draw:polygon draw:style-name="gr6" draw:text-style-name="P7" draw:layer="layout" svg:width="0.017cm" svg:height="0.99cm" svg:x="6.815cm" svg:y="23.571cm" svg:viewBox="0 0 18 991" draw:points="0,991 18,991 18,0 0,0">
          <text:p/>
        </draw:polygon>
        <draw:polygon draw:style-name="gr6" draw:text-style-name="P7" draw:layer="layout" svg:width="0.017cm" svg:height="0.99cm" svg:x="7.933cm" svg:y="23.571cm" svg:viewBox="0 0 18 991" draw:points="0,991 18,991 18,0 0,0">
          <text:p/>
        </draw:polygon>
        <draw:polygon draw:style-name="gr6" draw:text-style-name="P7" draw:layer="layout" svg:width="0.017cm" svg:height="0.99cm" svg:x="9.203cm" svg:y="23.571cm" svg:viewBox="0 0 18 991" draw:points="0,991 18,991 18,0 0,0">
          <text:p/>
        </draw:polygon>
        <draw:polygon draw:style-name="gr6" draw:text-style-name="P7" draw:layer="layout" svg:width="0.017cm" svg:height="0.99cm" svg:x="18.88cm" svg:y="23.571cm" svg:viewBox="0 0 18 991" draw:points="0,991 18,991 18,0 0,0">
          <text:p/>
        </draw:polygon>
        <draw:frame draw:style-name="gr4" draw:text-style-name="P5" draw:layer="layout" svg:width="6.407cm" svg:height="0.454cm" svg:x="10.668cm" svg:y="24.09cm">
          <draw:text-box>
            <text:p text:style-name="P2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i</text:span><text:span text:style-name="T3">s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t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1.386cm" svg:height="0.454cm" svg:x="2.726cm" svg:y="24.59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</text:span><text:span text:style-name="T3"> </text:span></text:p>
          </draw:text-box>
        </draw:frame>
        <draw:frame draw:style-name="gr4" draw:text-style-name="P5" draw:layer="layout" svg:width="0.624cm" svg:height="0.454cm" svg:x="7.019cm" svg:y="24.59cm">
          <draw:text-box>
            <text:p text:style-name="P2"><text:span text:style-name="T3">3</text:span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24.59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0.017cm" svg:height="0.017cm" svg:x="2.531cm" svg:y="24.561cm" svg:viewBox="0 0 18 18" draw:points="0,18 18,18 18,0 0,0">
          <text:p/>
        </draw:polygon>
        <draw:polygon draw:style-name="gr6" draw:text-style-name="P7" draw:layer="layout" svg:width="4.267cm" svg:height="0.017cm" svg:x="2.548cm" svg:y="24.561cm" svg:viewBox="0 0 4268 18" draw:points="0,18 4268,18 4268,0 0,0">
          <text:p/>
        </draw:polygon>
        <draw:polygon draw:style-name="gr6" draw:text-style-name="P7" draw:layer="layout" svg:width="0.017cm" svg:height="0.017cm" svg:x="6.815cm" svg:y="24.561cm" svg:viewBox="0 0 18 18" draw:points="0,18 18,18 18,0 0,0">
          <text:p/>
        </draw:polygon>
        <draw:polygon draw:style-name="gr6" draw:text-style-name="P7" draw:layer="layout" svg:width="1.101cm" svg:height="0.017cm" svg:x="6.832cm" svg:y="24.561cm" svg:viewBox="0 0 1102 18" draw:points="0,18 1102,18 1102,0 0,0">
          <text:p/>
        </draw:polygon>
        <draw:polygon draw:style-name="gr6" draw:text-style-name="P7" draw:layer="layout" svg:width="0.017cm" svg:height="0.017cm" svg:x="7.933cm" svg:y="24.561cm" svg:viewBox="0 0 18 18" draw:points="0,18 18,18 18,0 0,0">
          <text:p/>
        </draw:polygon>
        <draw:polygon draw:style-name="gr6" draw:text-style-name="P7" draw:layer="layout" svg:width="1.253cm" svg:height="0.017cm" svg:x="7.95cm" svg:y="24.561cm" svg:viewBox="0 0 1254 18" draw:points="0,18 1254,18 1254,0 0,0">
          <text:p/>
        </draw:polygon>
        <draw:polygon draw:style-name="gr6" draw:text-style-name="P7" draw:layer="layout" svg:width="0.017cm" svg:height="0.017cm" svg:x="9.203cm" svg:y="24.561cm" svg:viewBox="0 0 18 18" draw:points="0,18 18,18 18,0 0,0">
          <text:p/>
        </draw:polygon>
        <draw:polygon draw:style-name="gr6" draw:text-style-name="P7" draw:layer="layout" svg:width="9.66cm" svg:height="0.017cm" svg:x="9.22cm" svg:y="24.561cm" svg:viewBox="0 0 9661 18" draw:points="0,18 9661,18 9661,0 0,0">
          <text:p/>
        </draw:polygon>
        <draw:polygon draw:style-name="gr6" draw:text-style-name="P7" draw:layer="layout" svg:width="0.017cm" svg:height="0.017cm" svg:x="18.88cm" svg:y="24.561cm" svg:viewBox="0 0 18 18" draw:points="0,18 18,18 18,0 0,0">
          <text:p/>
        </draw:polygon>
        <draw:polygon draw:style-name="gr6" draw:text-style-name="P7" draw:layer="layout" svg:width="0.017cm" svg:height="0.474cm" svg:x="2.531cm" svg:y="24.578cm" svg:viewBox="0 0 18 475" draw:points="0,475 18,475 18,0 0,0">
          <text:p/>
        </draw:polygon>
        <draw:polygon draw:style-name="gr6" draw:text-style-name="P7" draw:layer="layout" svg:width="0.017cm" svg:height="0.017cm" svg:x="2.531cm" svg:y="25.052cm" svg:viewBox="0 0 18 18" draw:points="0,18 18,18 18,0 0,0">
          <text:p/>
        </draw:polygon>
        <draw:polygon draw:style-name="gr6" draw:text-style-name="P7" draw:layer="layout" svg:width="0.017cm" svg:height="0.017cm" svg:x="2.531cm" svg:y="25.052cm" svg:viewBox="0 0 18 18" draw:points="0,18 18,18 18,0 0,0">
          <text:p/>
        </draw:polygon>
        <draw:polygon draw:style-name="gr6" draw:text-style-name="P7" draw:layer="layout" svg:width="4.267cm" svg:height="0.017cm" svg:x="2.548cm" svg:y="25.052cm" svg:viewBox="0 0 4268 18" draw:points="0,18 4268,18 4268,0 0,0">
          <text:p/>
        </draw:polygon>
        <draw:polygon draw:style-name="gr6" draw:text-style-name="P7" draw:layer="layout" svg:width="0.017cm" svg:height="0.474cm" svg:x="6.815cm" svg:y="24.578cm" svg:viewBox="0 0 18 475" draw:points="0,475 18,475 18,0 0,0">
          <text:p/>
        </draw:polygon>
        <draw:polygon draw:style-name="gr6" draw:text-style-name="P7" draw:layer="layout" svg:width="0.017cm" svg:height="0.017cm" svg:x="6.815cm" svg:y="25.052cm" svg:viewBox="0 0 18 18" draw:points="0,18 18,18 18,0 0,0">
          <text:p/>
        </draw:polygon>
        <draw:polygon draw:style-name="gr6" draw:text-style-name="P7" draw:layer="layout" svg:width="1.101cm" svg:height="0.017cm" svg:x="6.832cm" svg:y="25.052cm" svg:viewBox="0 0 1102 18" draw:points="0,18 1102,18 1102,0 0,0">
          <text:p/>
        </draw:polygon>
        <draw:polygon draw:style-name="gr6" draw:text-style-name="P7" draw:layer="layout" svg:width="0.017cm" svg:height="0.474cm" svg:x="7.933cm" svg:y="24.578cm" svg:viewBox="0 0 18 475" draw:points="0,475 18,475 18,0 0,0">
          <text:p/>
        </draw:polygon>
        <draw:polygon draw:style-name="gr6" draw:text-style-name="P7" draw:layer="layout" svg:width="0.017cm" svg:height="0.017cm" svg:x="7.933cm" svg:y="25.052cm" svg:viewBox="0 0 18 18" draw:points="0,18 18,18 18,0 0,0">
          <text:p/>
        </draw:polygon>
        <draw:polygon draw:style-name="gr6" draw:text-style-name="P7" draw:layer="layout" svg:width="1.253cm" svg:height="0.017cm" svg:x="7.95cm" svg:y="25.052cm" svg:viewBox="0 0 1254 18" draw:points="0,18 1254,18 1254,0 0,0">
          <text:p/>
        </draw:polygon>
        <draw:polygon draw:style-name="gr6" draw:text-style-name="P7" draw:layer="layout" svg:width="0.017cm" svg:height="0.474cm" svg:x="9.203cm" svg:y="24.578cm" svg:viewBox="0 0 18 475" draw:points="0,475 18,475 18,0 0,0">
          <text:p/>
        </draw:polygon>
        <draw:polygon draw:style-name="gr6" draw:text-style-name="P7" draw:layer="layout" svg:width="0.017cm" svg:height="0.017cm" svg:x="9.203cm" svg:y="25.052cm" svg:viewBox="0 0 18 18" draw:points="0,18 18,18 18,0 0,0">
          <text:p/>
        </draw:polygon>
        <draw:polygon draw:style-name="gr6" draw:text-style-name="P7" draw:layer="layout" svg:width="9.66cm" svg:height="0.017cm" svg:x="9.22cm" svg:y="25.052cm" svg:viewBox="0 0 9661 18" draw:points="0,18 9661,18 9661,0 0,0">
          <text:p/>
        </draw:polygon>
        <draw:polygon draw:style-name="gr6" draw:text-style-name="P7" draw:layer="layout" svg:width="0.017cm" svg:height="0.474cm" svg:x="18.88cm" svg:y="24.578cm" svg:viewBox="0 0 18 475" draw:points="0,475 18,475 18,0 0,0">
          <text:p/>
        </draw:polygon>
        <draw:polygon draw:style-name="gr6" draw:text-style-name="P7" draw:layer="layout" svg:width="0.017cm" svg:height="0.017cm" svg:x="18.88cm" svg:y="25.052cm" svg:viewBox="0 0 18 18" draw:points="0,18 18,18 18,0 0,0">
          <text:p/>
        </draw:polygon>
        <draw:polygon draw:style-name="gr6" draw:text-style-name="P7" draw:layer="layout" svg:width="0.017cm" svg:height="0.017cm" svg:x="18.88cm" svg:y="25.052cm" svg:viewBox="0 0 18 18" draw:points="0,18 18,18 18,0 0,0">
          <text:p/>
        </draw:polygon>
        <draw:frame draw:style-name="gr4" draw:text-style-name="P5" draw:layer="layout" svg:width="0.388cm" svg:height="0.454cm" svg:x="9.398cm" svg:y="24.59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6">
        <draw:frame draw:style-name="gr4" draw:text-style-name="P5" draw:layer="layout" svg:width="2.851cm" svg:height="0.454cm" svg:x="2.54cm" svg:y="2.551cm">
          <draw:text-box>
            <text:p text:style-name="P2"><text:span text:style-name="T3">G</text:span><text:span text:style-name="T3">r</text:span><text:span text:style-name="T3">a</text:span><text:span text:style-name="T3">d</text:span><text:span text:style-name="T3">e</text:span><text:span text:style-name="T3">r</text:span><text:span text:style-name="T3"> </text:span><text:span text:style-name="T3">N</text:span><text:span text:style-name="T3">o</text:span><text:span text:style-name="T3">t</text:span><text:span text:style-name="T3">e</text:span><text:span text:style-name="T3">s</text:span><text:span text:style-name="T3">: </text:span></text:p>
          </draw:text-box>
        </draw:frame>
        <draw:frame draw:style-name="gr4" draw:text-style-name="P5" draw:layer="layout" svg:width="0.388cm" svg:height="0.454cm" svg:x="2.54cm" svg:y="3.44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3.812cm" svg:height="0.535cm" svg:x="2.54cm" svg:y="4.342cm">
          <draw:text-box>
            <text:p text:style-name="P2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<text:tab/></text:span><text:span text:style-name="T4">3</text:span><text:span text:style-name="T4"><text:tab/></text:span></text:p>
          </draw:text-box>
        </draw:frame>
        <draw:frame draw:style-name="gr4" draw:text-style-name="P5" draw:layer="layout" svg:width="2.919cm" svg:height="0.454cm" svg:x="2.726cm" svg:y="4.981cm">
          <draw:text-box>
            <text:p text:style-name="P2"><text:span text:style-name="T3">C</text:span><text:span text:style-name="T3">a</text:span><text:span text:style-name="T3">t</text:span><text:span text:style-name="T3">e</text:span><text:span text:style-name="T3">g</text:span><text:span text:style-name="T3">o</text:span><text:span text:style-name="T3">r</text:span><text:span text:style-name="T3">y</text:span><text:span text:style-name="T3">/</text:span><text:span text:style-name="T3">I</text:span><text:span text:style-name="T3">t</text:span><text:span text:style-name="T3">e</text:span><text:span text:style-name="T3">m</text:span><text:span text:style-name="T3"> </text:span></text:p>
          </draw:text-box>
        </draw:frame>
        <draw:frame draw:style-name="gr4" draw:text-style-name="P5" draw:layer="layout" svg:width="0.713cm" svg:height="0.454cm" svg:x="7.019cm" svg:y="4.981cm">
          <draw:text-box>
            <text:p text:style-name="P2"><text:span text:style-name="T3">P</text:span><text:span text:style-name="T3">t</text:span><text:span text:style-name="T3">s</text:span><text:span text:style-name="T3"> </text:span></text:p>
          </draw:text-box>
        </draw:frame>
        <draw:frame draw:style-name="gr4" draw:text-style-name="P5" draw:layer="layout" svg:width="1.225cm" svg:height="0.454cm" svg:x="8.128cm" svg:y="4.981cm">
          <draw:text-box>
            <text:p text:style-name="P2"><text:span text:style-name="T3">S</text:span><text:span text:style-name="T3">c</text:span><text:span text:style-name="T3">o</text:span><text:span text:style-name="T3">r</text:span><text:span text:style-name="T3">e</text:span><text:span text:style-name="T3"> </text:span></text:p>
          </draw:text-box>
        </draw:frame>
        <draw:polygon draw:style-name="gr6" draw:text-style-name="P7" draw:layer="layout" svg:width="0.017cm" svg:height="0.016cm" svg:x="2.531cm" svg:y="4.953cm" svg:viewBox="0 0 18 17" draw:points="0,17 18,17 18,0 0,0">
          <text:p/>
        </draw:polygon>
        <draw:polygon draw:style-name="gr6" draw:text-style-name="P7" draw:layer="layout" svg:width="0.017cm" svg:height="0.016cm" svg:x="2.531cm" svg:y="4.953cm" svg:viewBox="0 0 18 17" draw:points="0,17 18,17 18,0 0,0">
          <text:p/>
        </draw:polygon>
        <draw:polygon draw:style-name="gr6" draw:text-style-name="P7" draw:layer="layout" svg:width="4.267cm" svg:height="0.016cm" svg:x="2.548cm" svg:y="4.953cm" svg:viewBox="0 0 4268 17" draw:points="0,17 4268,17 4268,0 0,0">
          <text:p/>
        </draw:polygon>
        <draw:polygon draw:style-name="gr6" draw:text-style-name="P7" draw:layer="layout" svg:width="0.017cm" svg:height="0.016cm" svg:x="6.815cm" svg:y="4.953cm" svg:viewBox="0 0 18 17" draw:points="0,17 18,17 18,0 0,0">
          <text:p/>
        </draw:polygon>
        <draw:polygon draw:style-name="gr6" draw:text-style-name="P7" draw:layer="layout" svg:width="1.101cm" svg:height="0.016cm" svg:x="6.832cm" svg:y="4.953cm" svg:viewBox="0 0 1102 17" draw:points="0,17 1102,17 1102,0 0,0">
          <text:p/>
        </draw:polygon>
        <draw:polygon draw:style-name="gr6" draw:text-style-name="P7" draw:layer="layout" svg:width="0.017cm" svg:height="0.016cm" svg:x="7.933cm" svg:y="4.953cm" svg:viewBox="0 0 18 17" draw:points="0,17 18,17 18,0 0,0">
          <text:p/>
        </draw:polygon>
        <draw:polygon draw:style-name="gr6" draw:text-style-name="P7" draw:layer="layout" svg:width="1.253cm" svg:height="0.016cm" svg:x="7.95cm" svg:y="4.953cm" svg:viewBox="0 0 1254 17" draw:points="0,17 1254,17 1254,0 0,0">
          <text:p/>
        </draw:polygon>
        <draw:polygon draw:style-name="gr6" draw:text-style-name="P7" draw:layer="layout" svg:width="0.017cm" svg:height="0.016cm" svg:x="9.203cm" svg:y="4.953cm" svg:viewBox="0 0 18 17" draw:points="0,17 18,17 18,0 0,0">
          <text:p/>
        </draw:polygon>
        <draw:polygon draw:style-name="gr6" draw:text-style-name="P7" draw:layer="layout" svg:width="9.66cm" svg:height="0.016cm" svg:x="9.22cm" svg:y="4.953cm" svg:viewBox="0 0 9661 17" draw:points="0,17 9661,17 9661,0 0,0">
          <text:p/>
        </draw:polygon>
        <draw:polygon draw:style-name="gr6" draw:text-style-name="P7" draw:layer="layout" svg:width="0.017cm" svg:height="0.016cm" svg:x="18.88cm" svg:y="4.953cm" svg:viewBox="0 0 18 17" draw:points="0,17 18,17 18,0 0,0">
          <text:p/>
        </draw:polygon>
        <draw:polygon draw:style-name="gr6" draw:text-style-name="P7" draw:layer="layout" svg:width="0.017cm" svg:height="0.016cm" svg:x="18.88cm" svg:y="4.953cm" svg:viewBox="0 0 18 17" draw:points="0,17 18,17 18,0 0,0">
          <text:p/>
        </draw:polygon>
        <draw:polygon draw:style-name="gr6" draw:text-style-name="P7" draw:layer="layout" svg:width="0.017cm" svg:height="0.475cm" svg:x="2.531cm" svg:y="4.969cm" svg:viewBox="0 0 18 476" draw:points="0,476 18,476 18,0 0,0">
          <text:p/>
        </draw:polygon>
        <draw:polygon draw:style-name="gr6" draw:text-style-name="P7" draw:layer="layout" svg:width="0.017cm" svg:height="0.475cm" svg:x="6.815cm" svg:y="4.969cm" svg:viewBox="0 0 18 476" draw:points="0,476 18,476 18,0 0,0">
          <text:p/>
        </draw:polygon>
        <draw:polygon draw:style-name="gr6" draw:text-style-name="P7" draw:layer="layout" svg:width="0.017cm" svg:height="0.475cm" svg:x="7.933cm" svg:y="4.969cm" svg:viewBox="0 0 18 476" draw:points="0,476 18,476 18,0 0,0">
          <text:p/>
        </draw:polygon>
        <draw:polygon draw:style-name="gr6" draw:text-style-name="P7" draw:layer="layout" svg:width="0.017cm" svg:height="0.475cm" svg:x="9.203cm" svg:y="4.969cm" svg:viewBox="0 0 18 476" draw:points="0,476 18,476 18,0 0,0">
          <text:p/>
        </draw:polygon>
        <draw:polygon draw:style-name="gr6" draw:text-style-name="P7" draw:layer="layout" svg:width="0.017cm" svg:height="0.475cm" svg:x="18.88cm" svg:y="4.969cm" svg:viewBox="0 0 18 476" draw:points="0,476 18,476 18,0 0,0">
          <text:p/>
        </draw:polygon>
        <draw:frame draw:style-name="gr4" draw:text-style-name="P5" draw:layer="layout" svg:width="2.347cm" svg:height="0.454cm" svg:x="9.398cm" svg:y="4.981cm">
          <draw:text-box>
            <text:p text:style-name="P2"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4" draw:text-style-name="P5" draw:layer="layout" svg:width="4.371cm" svg:height="0.454cm" svg:x="2.726cm" svg:y="5.472cm">
          <draw:text-box>
            <text:p text:style-name="P2"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54cm" svg:x="7.019cm" svg:y="5.472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5.47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5.45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5.498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4.815cm" svg:height="0.454cm" svg:x="10.668cm" svg:y="5.489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f</text:span><text:span text:style-name="T3">i</text:span><text:span text:style-name="T3">l</text:span><text:span text:style-name="T3">e</text:span><text:span text:style-name="T3">/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75cm" svg:x="10.033cm" svg:y="5.959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5.998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6.682cm" svg:height="0.454cm" svg:x="10.668cm" svg:y="5.989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r</text:span><text:span text:style-name="T3">u</text:span><text:span text:style-name="T3">n</text:span><text:span text:style-name="T3">s</text:span><text:span text:style-name="T3"> </text:span><text:span text:style-name="T3">o</text:span><text:span text:style-name="T3">n</text:span><text:span text:style-name="T3"> </text:span><text:span text:style-name="T3">C</text:span><text:span text:style-name="T3">S</text:span><text:span text:style-name="T3">E</text:span><text:span text:style-name="T3"> </text:span><text:span text:style-name="T3">a</text:span><text:span text:style-name="T3">s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0.388cm" svg:height="0.475cm" svg:x="10.033cm" svg:y="6.45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6.489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5.444cm" svg:viewBox="0 0 18 18" draw:points="0,18 18,18 18,0 0,0">
          <text:p/>
        </draw:polygon>
        <draw:polygon draw:style-name="gr6" draw:text-style-name="P7" draw:layer="layout" svg:width="4.267cm" svg:height="0.017cm" svg:x="2.548cm" svg:y="5.444cm" svg:viewBox="0 0 4268 18" draw:points="0,18 4268,18 4268,0 0,0">
          <text:p/>
        </draw:polygon>
        <draw:polygon draw:style-name="gr6" draw:text-style-name="P7" draw:layer="layout" svg:width="0.017cm" svg:height="0.017cm" svg:x="6.815cm" svg:y="5.444cm" svg:viewBox="0 0 18 18" draw:points="0,18 18,18 18,0 0,0">
          <text:p/>
        </draw:polygon>
        <draw:polygon draw:style-name="gr6" draw:text-style-name="P7" draw:layer="layout" svg:width="1.101cm" svg:height="0.017cm" svg:x="6.832cm" svg:y="5.444cm" svg:viewBox="0 0 1102 18" draw:points="0,18 1102,18 1102,0 0,0">
          <text:p/>
        </draw:polygon>
        <draw:polygon draw:style-name="gr6" draw:text-style-name="P7" draw:layer="layout" svg:width="0.017cm" svg:height="0.017cm" svg:x="7.933cm" svg:y="5.444cm" svg:viewBox="0 0 18 18" draw:points="0,18 18,18 18,0 0,0">
          <text:p/>
        </draw:polygon>
        <draw:polygon draw:style-name="gr6" draw:text-style-name="P7" draw:layer="layout" svg:width="1.253cm" svg:height="0.017cm" svg:x="7.95cm" svg:y="5.444cm" svg:viewBox="0 0 1254 18" draw:points="0,18 1254,18 1254,0 0,0">
          <text:p/>
        </draw:polygon>
        <draw:polygon draw:style-name="gr6" draw:text-style-name="P7" draw:layer="layout" svg:width="0.017cm" svg:height="0.017cm" svg:x="9.203cm" svg:y="5.444cm" svg:viewBox="0 0 18 18" draw:points="0,18 18,18 18,0 0,0">
          <text:p/>
        </draw:polygon>
        <draw:polygon draw:style-name="gr6" draw:text-style-name="P7" draw:layer="layout" svg:width="9.66cm" svg:height="0.017cm" svg:x="9.22cm" svg:y="5.444cm" svg:viewBox="0 0 9661 18" draw:points="0,18 9661,18 9661,0 0,0">
          <text:p/>
        </draw:polygon>
        <draw:polygon draw:style-name="gr6" draw:text-style-name="P7" draw:layer="layout" svg:width="0.017cm" svg:height="0.017cm" svg:x="18.88cm" svg:y="5.444cm" svg:viewBox="0 0 18 18" draw:points="0,18 18,18 18,0 0,0">
          <text:p/>
        </draw:polygon>
        <draw:polygon draw:style-name="gr6" draw:text-style-name="P7" draw:layer="layout" svg:width="0.017cm" svg:height="1.481cm" svg:x="2.531cm" svg:y="5.461cm" svg:viewBox="0 0 18 1482" draw:points="0,1482 18,1482 18,0 0,0">
          <text:p/>
        </draw:polygon>
        <draw:polygon draw:style-name="gr6" draw:text-style-name="P7" draw:layer="layout" svg:width="0.017cm" svg:height="1.481cm" svg:x="6.815cm" svg:y="5.461cm" svg:viewBox="0 0 18 1482" draw:points="0,1482 18,1482 18,0 0,0">
          <text:p/>
        </draw:polygon>
        <draw:polygon draw:style-name="gr6" draw:text-style-name="P7" draw:layer="layout" svg:width="0.017cm" svg:height="1.481cm" svg:x="7.933cm" svg:y="5.461cm" svg:viewBox="0 0 18 1482" draw:points="0,1482 18,1482 18,0 0,0">
          <text:p/>
        </draw:polygon>
        <draw:polygon draw:style-name="gr6" draw:text-style-name="P7" draw:layer="layout" svg:width="0.017cm" svg:height="1.481cm" svg:x="9.203cm" svg:y="5.461cm" svg:viewBox="0 0 18 1482" draw:points="0,1482 18,1482 18,0 0,0">
          <text:p/>
        </draw:polygon>
        <draw:polygon draw:style-name="gr6" draw:text-style-name="P7" draw:layer="layout" svg:width="0.017cm" svg:height="1.481cm" svg:x="18.88cm" svg:y="5.461cm" svg:viewBox="0 0 18 1482" draw:points="0,1482 18,1482 18,0 0,0">
          <text:p/>
        </draw:polygon>
        <draw:frame draw:style-name="gr4" draw:text-style-name="P5" draw:layer="layout" svg:width="8.003cm" svg:height="0.454cm" svg:x="10.668cm" svg:y="6.48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/text:p>
          </draw:text-box>
        </draw:frame>
        <draw:frame draw:style-name="gr4" draw:text-style-name="P5" draw:layer="layout" svg:width="4.235cm" svg:height="0.454cm" svg:x="2.726cm" svg:y="6.971cm">
          <draw:text-box>
            <text:p text:style-name="P2"><text:span text:style-name="T3">S</text:span><text:span text:style-name="T3">t</text:span><text:span text:style-name="T3">y</text:span><text:span text:style-name="T3">l</text:span><text:span text:style-name="T3">e</text:span><text:span text:style-name="T3">/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4" draw:text-style-name="P5" draw:layer="layout" svg:width="0.388cm" svg:height="0.454cm" svg:x="7.019cm" svg:y="6.971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6.97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6.95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6.997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2.597cm" svg:height="0.454cm" svg:x="10.668cm" svg:y="6.988cm">
          <draw:text-box>
            <text:p text:style-name="P2"><text:span text:style-name="T3">L</text:span><text:span text:style-name="T3">e</text:span><text:span text:style-name="T3">g</text:span><text:span text:style-name="T3">i</text:span><text:span text:style-name="T3">b</text:span><text:span text:style-name="T3">l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/text:p>
          </draw:text-box>
        </draw:frame>
        <draw:frame draw:style-name="gr4" draw:text-style-name="P5" draw:layer="layout" svg:width="0.388cm" svg:height="0.475cm" svg:x="10.033cm" svg:y="7.457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7.496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4.892cm" svg:height="0.454cm" svg:x="10.668cm" svg:y="7.487cm">
          <draw:text-box>
            <text:p text:style-name="P2"><text:span text:style-name="T3">S</text:span><text:span text:style-name="T3">e</text:span><text:span text:style-name="T3">n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75cm" svg:x="10.033cm" svg:y="7.94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7.987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6.942cm" svg:viewBox="0 0 18 18" draw:points="0,18 18,18 18,0 0,0">
          <text:p/>
        </draw:polygon>
        <draw:polygon draw:style-name="gr6" draw:text-style-name="P7" draw:layer="layout" svg:width="4.267cm" svg:height="0.017cm" svg:x="2.548cm" svg:y="6.942cm" svg:viewBox="0 0 4268 18" draw:points="0,18 4268,18 4268,0 0,0">
          <text:p/>
        </draw:polygon>
        <draw:polygon draw:style-name="gr6" draw:text-style-name="P7" draw:layer="layout" svg:width="0.017cm" svg:height="0.017cm" svg:x="6.815cm" svg:y="6.942cm" svg:viewBox="0 0 18 18" draw:points="0,18 18,18 18,0 0,0">
          <text:p/>
        </draw:polygon>
        <draw:polygon draw:style-name="gr6" draw:text-style-name="P7" draw:layer="layout" svg:width="1.101cm" svg:height="0.017cm" svg:x="6.832cm" svg:y="6.942cm" svg:viewBox="0 0 1102 18" draw:points="0,18 1102,18 1102,0 0,0">
          <text:p/>
        </draw:polygon>
        <draw:polygon draw:style-name="gr6" draw:text-style-name="P7" draw:layer="layout" svg:width="0.017cm" svg:height="0.017cm" svg:x="7.933cm" svg:y="6.942cm" svg:viewBox="0 0 18 18" draw:points="0,18 18,18 18,0 0,0">
          <text:p/>
        </draw:polygon>
        <draw:polygon draw:style-name="gr6" draw:text-style-name="P7" draw:layer="layout" svg:width="1.253cm" svg:height="0.017cm" svg:x="7.95cm" svg:y="6.942cm" svg:viewBox="0 0 1254 18" draw:points="0,18 1254,18 1254,0 0,0">
          <text:p/>
        </draw:polygon>
        <draw:polygon draw:style-name="gr6" draw:text-style-name="P7" draw:layer="layout" svg:width="0.017cm" svg:height="0.017cm" svg:x="9.203cm" svg:y="6.942cm" svg:viewBox="0 0 18 18" draw:points="0,18 18,18 18,0 0,0">
          <text:p/>
        </draw:polygon>
        <draw:polygon draw:style-name="gr6" draw:text-style-name="P7" draw:layer="layout" svg:width="9.66cm" svg:height="0.017cm" svg:x="9.22cm" svg:y="6.942cm" svg:viewBox="0 0 9661 18" draw:points="0,18 9661,18 9661,0 0,0">
          <text:p/>
        </draw:polygon>
        <draw:polygon draw:style-name="gr6" draw:text-style-name="P7" draw:layer="layout" svg:width="0.017cm" svg:height="0.017cm" svg:x="18.88cm" svg:y="6.942cm" svg:viewBox="0 0 18 18" draw:points="0,18 18,18 18,0 0,0">
          <text:p/>
        </draw:polygon>
        <draw:polygon draw:style-name="gr6" draw:text-style-name="P7" draw:layer="layout" svg:width="0.017cm" svg:height="1.49cm" svg:x="2.531cm" svg:y="6.959cm" svg:viewBox="0 0 18 1491" draw:points="0,1491 18,1491 18,0 0,0">
          <text:p/>
        </draw:polygon>
        <draw:polygon draw:style-name="gr6" draw:text-style-name="P7" draw:layer="layout" svg:width="0.017cm" svg:height="1.49cm" svg:x="6.815cm" svg:y="6.959cm" svg:viewBox="0 0 18 1491" draw:points="0,1491 18,1491 18,0 0,0">
          <text:p/>
        </draw:polygon>
        <draw:polygon draw:style-name="gr6" draw:text-style-name="P7" draw:layer="layout" svg:width="0.017cm" svg:height="1.49cm" svg:x="7.933cm" svg:y="6.959cm" svg:viewBox="0 0 18 1491" draw:points="0,1491 18,1491 18,0 0,0">
          <text:p/>
        </draw:polygon>
        <draw:polygon draw:style-name="gr6" draw:text-style-name="P7" draw:layer="layout" svg:width="0.017cm" svg:height="1.49cm" svg:x="9.203cm" svg:y="6.959cm" svg:viewBox="0 0 18 1491" draw:points="0,1491 18,1491 18,0 0,0">
          <text:p/>
        </draw:polygon>
        <draw:polygon draw:style-name="gr6" draw:text-style-name="P7" draw:layer="layout" svg:width="0.017cm" svg:height="1.49cm" svg:x="18.88cm" svg:y="6.959cm" svg:viewBox="0 0 18 1491" draw:points="0,1491 18,1491 18,0 0,0">
          <text:p/>
        </draw:polygon>
        <draw:frame draw:style-name="gr4" draw:text-style-name="P5" draw:layer="layout" svg:width="4.87cm" svg:height="0.454cm" svg:x="10.668cm" svg:y="7.978cm">
          <draw:text-box>
            <text:p text:style-name="P2"><text:span text:style-name="T3">S</text:span><text:span text:style-name="T3">o</text:span><text:span text:style-name="T3">m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4" draw:text-style-name="P5" draw:layer="layout" svg:width="4.379cm" svg:height="0.454cm" svg:x="2.726cm" svg:y="8.478cm">
          <draw:text-box>
            <text:p text:style-name="P2"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454cm" svg:x="7.019cm" svg:y="8.478cm">
          <draw:text-box>
            <text:p text:style-name="P2"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8.47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8.465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8.504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8.35cm" svg:height="0.454cm" svg:x="10.668cm" svg:y="8.495cm">
          <draw:text-box>
            <text:p text:style-name="P2"><text:span text:style-name="T3">A</text:span><text:span text:style-name="T3">t</text:span><text:span text:style-name="T3"> </text:span><text:span text:style-name="T3">l</text:span><text:span text:style-name="T3">e</text:span><text:span text:style-name="T3">a</text:span><text:span text:style-name="T3">s</text:span><text:span text:style-name="T3">t</text:span><text:span text:style-name="T3"> </text:span><text:span text:style-name="T3">t</text:span><text:span text:style-name="T3">w</text:span><text:span text:style-name="T3">o</text:span><text:span text:style-name="T3"> </text:span><text:span text:style-name="T3">n</text:span><text:span text:style-name="T3">o</text:span><text:span text:style-name="T3">n</text:span><text:span text:style-name="T3">-</text:span><text:span text:style-name="T3">t</text:span><text:span text:style-name="T3">r</text:span><text:span text:style-name="T3">i</text:span><text:span text:style-name="T3">v</text:span><text:span text:style-name="T3">i</text:span><text:span text:style-name="T3">a</text:span><text:span text:style-name="T3">l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b</text:span><text:span text:style-name="T3">e</text:span><text:span text:style-name="T3"> </text:span></text:p>
          </draw:text-box>
        </draw:frame>
        <draw:frame draw:style-name="gr4" draw:text-style-name="P5" draw:layer="layout" svg:width="2.102cm" svg:height="0.454cm" svg:x="10.668cm" svg:y="8.969cm">
          <draw:text-box>
            <text:p text:style-name="P2"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0.388cm" svg:height="0.475cm" svg:x="10.033cm" svg:y="9.43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9.469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8.449cm" svg:viewBox="0 0 18 18" draw:points="0,18 18,18 18,0 0,0">
          <text:p/>
        </draw:polygon>
        <draw:polygon draw:style-name="gr6" draw:text-style-name="P7" draw:layer="layout" svg:width="4.267cm" svg:height="0.017cm" svg:x="2.548cm" svg:y="8.449cm" svg:viewBox="0 0 4268 18" draw:points="0,18 4268,18 4268,0 0,0">
          <text:p/>
        </draw:polygon>
        <draw:polygon draw:style-name="gr6" draw:text-style-name="P7" draw:layer="layout" svg:width="0.017cm" svg:height="0.017cm" svg:x="6.815cm" svg:y="8.449cm" svg:viewBox="0 0 18 18" draw:points="0,18 18,18 18,0 0,0">
          <text:p/>
        </draw:polygon>
        <draw:polygon draw:style-name="gr6" draw:text-style-name="P7" draw:layer="layout" svg:width="1.101cm" svg:height="0.017cm" svg:x="6.832cm" svg:y="8.449cm" svg:viewBox="0 0 1102 18" draw:points="0,18 1102,18 1102,0 0,0">
          <text:p/>
        </draw:polygon>
        <draw:polygon draw:style-name="gr6" draw:text-style-name="P7" draw:layer="layout" svg:width="0.017cm" svg:height="0.017cm" svg:x="7.933cm" svg:y="8.449cm" svg:viewBox="0 0 18 18" draw:points="0,18 18,18 18,0 0,0">
          <text:p/>
        </draw:polygon>
        <draw:polygon draw:style-name="gr6" draw:text-style-name="P7" draw:layer="layout" svg:width="1.253cm" svg:height="0.017cm" svg:x="7.95cm" svg:y="8.449cm" svg:viewBox="0 0 1254 18" draw:points="0,18 1254,18 1254,0 0,0">
          <text:p/>
        </draw:polygon>
        <draw:polygon draw:style-name="gr6" draw:text-style-name="P7" draw:layer="layout" svg:width="0.017cm" svg:height="0.017cm" svg:x="9.203cm" svg:y="8.449cm" svg:viewBox="0 0 18 18" draw:points="0,18 18,18 18,0 0,0">
          <text:p/>
        </draw:polygon>
        <draw:polygon draw:style-name="gr6" draw:text-style-name="P7" draw:layer="layout" svg:width="9.66cm" svg:height="0.017cm" svg:x="9.22cm" svg:y="8.449cm" svg:viewBox="0 0 9661 18" draw:points="0,18 9661,18 9661,0 0,0">
          <text:p/>
        </draw:polygon>
        <draw:polygon draw:style-name="gr6" draw:text-style-name="P7" draw:layer="layout" svg:width="0.017cm" svg:height="0.017cm" svg:x="18.88cm" svg:y="8.449cm" svg:viewBox="0 0 18 18" draw:points="0,18 18,18 18,0 0,0">
          <text:p/>
        </draw:polygon>
        <draw:polygon draw:style-name="gr6" draw:text-style-name="P7" draw:layer="layout" svg:width="0.017cm" svg:height="1.456cm" svg:x="2.531cm" svg:y="8.466cm" svg:viewBox="0 0 18 1457" draw:points="0,1457 18,1457 18,0 0,0">
          <text:p/>
        </draw:polygon>
        <draw:polygon draw:style-name="gr6" draw:text-style-name="P7" draw:layer="layout" svg:width="0.017cm" svg:height="1.456cm" svg:x="6.815cm" svg:y="8.466cm" svg:viewBox="0 0 18 1457" draw:points="0,1457 18,1457 18,0 0,0">
          <text:p/>
        </draw:polygon>
        <draw:polygon draw:style-name="gr6" draw:text-style-name="P7" draw:layer="layout" svg:width="0.017cm" svg:height="1.456cm" svg:x="7.933cm" svg:y="8.466cm" svg:viewBox="0 0 18 1457" draw:points="0,1457 18,1457 18,0 0,0">
          <text:p/>
        </draw:polygon>
        <draw:polygon draw:style-name="gr6" draw:text-style-name="P7" draw:layer="layout" svg:width="0.017cm" svg:height="1.456cm" svg:x="9.203cm" svg:y="8.466cm" svg:viewBox="0 0 18 1457" draw:points="0,1457 18,1457 18,0 0,0">
          <text:p/>
        </draw:polygon>
        <draw:polygon draw:style-name="gr6" draw:text-style-name="P7" draw:layer="layout" svg:width="0.017cm" svg:height="1.456cm" svg:x="18.88cm" svg:y="8.466cm" svg:viewBox="0 0 18 1457" draw:points="0,1457 18,1457 18,0 0,0">
          <text:p/>
        </draw:polygon>
        <draw:frame draw:style-name="gr4" draw:text-style-name="P5" draw:layer="layout" svg:width="7.241cm" svg:height="0.454cm" svg:x="10.668cm" svg:y="9.46cm">
          <draw:text-box>
            <text:p text:style-name="P2"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 <text:s/></text:span></text:p>
          </draw:text-box>
        </draw:frame>
        <draw:frame draw:style-name="gr4" draw:text-style-name="P5" draw:layer="layout" svg:width="2.457cm" svg:height="0.454cm" svg:x="2.726cm" svg:y="9.951cm">
          <draw:text-box>
            <text:p text:style-name="P2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/text:p>
          </draw:text-box>
        </draw:frame>
        <draw:frame draw:style-name="gr4" draw:text-style-name="P5" draw:layer="layout" svg:width="0.624cm" svg:height="0.454cm" svg:x="7.019cm" svg:y="9.951cm">
          <draw:text-box>
            <text:p text:style-name="P2"><text:span text:style-name="T3">1</text:span><text:span text:style-name="T3">5</text:span><text:span text:style-name="T3"> </text:span></text:p>
          </draw:text-box>
        </draw:frame>
        <draw:frame draw:style-name="gr4" draw:text-style-name="P5" draw:layer="layout" svg:width="0.388cm" svg:height="0.454cm" svg:x="8.128cm" svg:y="9.95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75cm" svg:x="10.033cm" svg:y="9.938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9.977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6.242cm" svg:height="0.454cm" svg:x="10.668cm" svg:y="9.968cm">
          <draw:text-box>
            <text:p text:style-name="P2"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s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/text:p>
          </draw:text-box>
        </draw:frame>
        <draw:frame draw:style-name="gr4" draw:text-style-name="P5" draw:layer="layout" svg:width="0.388cm" svg:height="0.475cm" svg:x="10.033cm" svg:y="10.437cm">
          <draw:text-box>
            <text:p text:style-name="P2"><text:span text:style-name="T5">•</text:span></text:p>
          </draw:text-box>
        </draw:frame>
        <draw:frame draw:style-name="gr4" draw:text-style-name="P5" draw:layer="layout" svg:width="0.388cm" svg:height="0.433cm" svg:x="10.211cm" svg:y="10.476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17cm" svg:x="2.531cm" svg:y="9.922cm" svg:viewBox="0 0 18 18" draw:points="0,18 18,18 18,0 0,0">
          <text:p/>
        </draw:polygon>
        <draw:polygon draw:style-name="gr6" draw:text-style-name="P7" draw:layer="layout" svg:width="4.267cm" svg:height="0.017cm" svg:x="2.548cm" svg:y="9.922cm" svg:viewBox="0 0 4268 18" draw:points="0,18 4268,18 4268,0 0,0">
          <text:p/>
        </draw:polygon>
        <draw:polygon draw:style-name="gr6" draw:text-style-name="P7" draw:layer="layout" svg:width="0.017cm" svg:height="0.017cm" svg:x="6.815cm" svg:y="9.922cm" svg:viewBox="0 0 18 18" draw:points="0,18 18,18 18,0 0,0">
          <text:p/>
        </draw:polygon>
        <draw:polygon draw:style-name="gr6" draw:text-style-name="P7" draw:layer="layout" svg:width="1.101cm" svg:height="0.017cm" svg:x="6.832cm" svg:y="9.922cm" svg:viewBox="0 0 1102 18" draw:points="0,18 1102,18 1102,0 0,0">
          <text:p/>
        </draw:polygon>
        <draw:polygon draw:style-name="gr6" draw:text-style-name="P7" draw:layer="layout" svg:width="0.017cm" svg:height="0.017cm" svg:x="7.933cm" svg:y="9.922cm" svg:viewBox="0 0 18 18" draw:points="0,18 18,18 18,0 0,0">
          <text:p/>
        </draw:polygon>
        <draw:polygon draw:style-name="gr6" draw:text-style-name="P7" draw:layer="layout" svg:width="1.253cm" svg:height="0.017cm" svg:x="7.95cm" svg:y="9.922cm" svg:viewBox="0 0 1254 18" draw:points="0,18 1254,18 1254,0 0,0">
          <text:p/>
        </draw:polygon>
        <draw:polygon draw:style-name="gr6" draw:text-style-name="P7" draw:layer="layout" svg:width="0.017cm" svg:height="0.017cm" svg:x="9.203cm" svg:y="9.922cm" svg:viewBox="0 0 18 18" draw:points="0,18 18,18 18,0 0,0">
          <text:p/>
        </draw:polygon>
        <draw:polygon draw:style-name="gr6" draw:text-style-name="P7" draw:layer="layout" svg:width="9.66cm" svg:height="0.017cm" svg:x="9.22cm" svg:y="9.922cm" svg:viewBox="0 0 9661 18" draw:points="0,18 9661,18 9661,0 0,0">
          <text:p/>
        </draw:polygon>
        <draw:polygon draw:style-name="gr6" draw:text-style-name="P7" draw:layer="layout" svg:width="0.017cm" svg:height="0.017cm" svg:x="18.88cm" svg:y="9.922cm" svg:viewBox="0 0 18 18" draw:points="0,18 18,18 18,0 0,0">
          <text:p/>
        </draw:polygon>
        <draw:polygon draw:style-name="gr6" draw:text-style-name="P7" draw:layer="layout" svg:width="0.017cm" svg:height="0.991cm" svg:x="2.531cm" svg:y="9.939cm" svg:viewBox="0 0 18 992" draw:points="0,992 18,992 18,0 0,0">
          <text:p/>
        </draw:polygon>
        <draw:polygon draw:style-name="gr6" draw:text-style-name="P7" draw:layer="layout" svg:width="0.017cm" svg:height="0.991cm" svg:x="6.815cm" svg:y="9.939cm" svg:viewBox="0 0 18 992" draw:points="0,992 18,992 18,0 0,0">
          <text:p/>
        </draw:polygon>
        <draw:polygon draw:style-name="gr6" draw:text-style-name="P7" draw:layer="layout" svg:width="0.017cm" svg:height="0.991cm" svg:x="7.933cm" svg:y="9.939cm" svg:viewBox="0 0 18 992" draw:points="0,992 18,992 18,0 0,0">
          <text:p/>
        </draw:polygon>
        <draw:polygon draw:style-name="gr6" draw:text-style-name="P7" draw:layer="layout" svg:width="0.017cm" svg:height="0.991cm" svg:x="9.203cm" svg:y="9.939cm" svg:viewBox="0 0 18 992" draw:points="0,992 18,992 18,0 0,0">
          <text:p/>
        </draw:polygon>
        <draw:polygon draw:style-name="gr6" draw:text-style-name="P7" draw:layer="layout" svg:width="0.017cm" svg:height="0.991cm" svg:x="18.88cm" svg:y="9.939cm" svg:viewBox="0 0 18 992" draw:points="0,992 18,992 18,0 0,0">
          <text:p/>
        </draw:polygon>
        <draw:frame draw:style-name="gr4" draw:text-style-name="P5" draw:layer="layout" svg:width="6.407cm" svg:height="0.454cm" svg:x="10.668cm" svg:y="10.467cm">
          <draw:text-box>
            <text:p text:style-name="P2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i</text:span><text:span text:style-name="T3">s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t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/text:p>
          </draw:text-box>
        </draw:frame>
        <draw:frame draw:style-name="gr4" draw:text-style-name="P5" draw:layer="layout" svg:width="1.386cm" svg:height="0.454cm" svg:x="2.726cm" svg:y="10.959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</text:span><text:span text:style-name="T3"> </text:span></text:p>
          </draw:text-box>
        </draw:frame>
        <draw:frame draw:style-name="gr4" draw:text-style-name="P5" draw:layer="layout" svg:width="0.624cm" svg:height="0.454cm" svg:x="7.019cm" svg:y="10.959cm">
          <draw:text-box>
            <text:p text:style-name="P2"><text:span text:style-name="T3">3</text:span><text:span text:style-name="T3">0</text:span><text:span text:style-name="T3"> </text:span></text:p>
          </draw:text-box>
        </draw:frame>
        <draw:frame draw:style-name="gr4" draw:text-style-name="P5" draw:layer="layout" svg:width="0.388cm" svg:height="0.454cm" svg:x="8.128cm" svg:y="10.959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0.017cm" svg:height="0.017cm" svg:x="2.531cm" svg:y="10.93cm" svg:viewBox="0 0 18 18" draw:points="0,18 18,18 18,0 0,0">
          <text:p/>
        </draw:polygon>
        <draw:polygon draw:style-name="gr6" draw:text-style-name="P7" draw:layer="layout" svg:width="4.267cm" svg:height="0.017cm" svg:x="2.548cm" svg:y="10.93cm" svg:viewBox="0 0 4268 18" draw:points="0,18 4268,18 4268,0 0,0">
          <text:p/>
        </draw:polygon>
        <draw:polygon draw:style-name="gr6" draw:text-style-name="P7" draw:layer="layout" svg:width="0.017cm" svg:height="0.017cm" svg:x="6.815cm" svg:y="10.93cm" svg:viewBox="0 0 18 18" draw:points="0,18 18,18 18,0 0,0">
          <text:p/>
        </draw:polygon>
        <draw:polygon draw:style-name="gr6" draw:text-style-name="P7" draw:layer="layout" svg:width="1.101cm" svg:height="0.017cm" svg:x="6.832cm" svg:y="10.93cm" svg:viewBox="0 0 1102 18" draw:points="0,18 1102,18 1102,0 0,0">
          <text:p/>
        </draw:polygon>
        <draw:polygon draw:style-name="gr6" draw:text-style-name="P7" draw:layer="layout" svg:width="0.017cm" svg:height="0.017cm" svg:x="7.933cm" svg:y="10.93cm" svg:viewBox="0 0 18 18" draw:points="0,18 18,18 18,0 0,0">
          <text:p/>
        </draw:polygon>
        <draw:polygon draw:style-name="gr6" draw:text-style-name="P7" draw:layer="layout" svg:width="1.253cm" svg:height="0.017cm" svg:x="7.95cm" svg:y="10.93cm" svg:viewBox="0 0 1254 18" draw:points="0,18 1254,18 1254,0 0,0">
          <text:p/>
        </draw:polygon>
        <draw:polygon draw:style-name="gr6" draw:text-style-name="P7" draw:layer="layout" svg:width="0.017cm" svg:height="0.017cm" svg:x="9.203cm" svg:y="10.93cm" svg:viewBox="0 0 18 18" draw:points="0,18 18,18 18,0 0,0">
          <text:p/>
        </draw:polygon>
        <draw:polygon draw:style-name="gr6" draw:text-style-name="P7" draw:layer="layout" svg:width="9.66cm" svg:height="0.017cm" svg:x="9.22cm" svg:y="10.93cm" svg:viewBox="0 0 9661 18" draw:points="0,18 9661,18 9661,0 0,0">
          <text:p/>
        </draw:polygon>
        <draw:polygon draw:style-name="gr6" draw:text-style-name="P7" draw:layer="layout" svg:width="0.017cm" svg:height="0.017cm" svg:x="18.88cm" svg:y="10.93cm" svg:viewBox="0 0 18 18" draw:points="0,18 18,18 18,0 0,0">
          <text:p/>
        </draw:polygon>
        <draw:polygon draw:style-name="gr6" draw:text-style-name="P7" draw:layer="layout" svg:width="0.017cm" svg:height="0.474cm" svg:x="2.531cm" svg:y="10.947cm" svg:viewBox="0 0 18 475" draw:points="0,475 18,475 18,0 0,0">
          <text:p/>
        </draw:polygon>
        <draw:polygon draw:style-name="gr6" draw:text-style-name="P7" draw:layer="layout" svg:width="0.017cm" svg:height="0.017cm" svg:x="2.531cm" svg:y="11.421cm" svg:viewBox="0 0 18 18" draw:points="0,18 18,18 18,0 0,0">
          <text:p/>
        </draw:polygon>
        <draw:polygon draw:style-name="gr6" draw:text-style-name="P7" draw:layer="layout" svg:width="0.017cm" svg:height="0.017cm" svg:x="2.531cm" svg:y="11.421cm" svg:viewBox="0 0 18 18" draw:points="0,18 18,18 18,0 0,0">
          <text:p/>
        </draw:polygon>
        <draw:polygon draw:style-name="gr6" draw:text-style-name="P7" draw:layer="layout" svg:width="4.267cm" svg:height="0.017cm" svg:x="2.548cm" svg:y="11.421cm" svg:viewBox="0 0 4268 18" draw:points="0,18 4268,18 4268,0 0,0">
          <text:p/>
        </draw:polygon>
        <draw:polygon draw:style-name="gr6" draw:text-style-name="P7" draw:layer="layout" svg:width="0.017cm" svg:height="0.474cm" svg:x="6.815cm" svg:y="10.947cm" svg:viewBox="0 0 18 475" draw:points="0,475 18,475 18,0 0,0">
          <text:p/>
        </draw:polygon>
        <draw:polygon draw:style-name="gr6" draw:text-style-name="P7" draw:layer="layout" svg:width="0.017cm" svg:height="0.017cm" svg:x="6.815cm" svg:y="11.421cm" svg:viewBox="0 0 18 18" draw:points="0,18 18,18 18,0 0,0">
          <text:p/>
        </draw:polygon>
        <draw:polygon draw:style-name="gr6" draw:text-style-name="P7" draw:layer="layout" svg:width="1.101cm" svg:height="0.017cm" svg:x="6.832cm" svg:y="11.421cm" svg:viewBox="0 0 1102 18" draw:points="0,18 1102,18 1102,0 0,0">
          <text:p/>
        </draw:polygon>
        <draw:polygon draw:style-name="gr6" draw:text-style-name="P7" draw:layer="layout" svg:width="0.017cm" svg:height="0.474cm" svg:x="7.933cm" svg:y="10.947cm" svg:viewBox="0 0 18 475" draw:points="0,475 18,475 18,0 0,0">
          <text:p/>
        </draw:polygon>
        <draw:polygon draw:style-name="gr6" draw:text-style-name="P7" draw:layer="layout" svg:width="0.017cm" svg:height="0.017cm" svg:x="7.933cm" svg:y="11.421cm" svg:viewBox="0 0 18 18" draw:points="0,18 18,18 18,0 0,0">
          <text:p/>
        </draw:polygon>
        <draw:polygon draw:style-name="gr6" draw:text-style-name="P7" draw:layer="layout" svg:width="1.253cm" svg:height="0.017cm" svg:x="7.95cm" svg:y="11.421cm" svg:viewBox="0 0 1254 18" draw:points="0,18 1254,18 1254,0 0,0">
          <text:p/>
        </draw:polygon>
        <draw:polygon draw:style-name="gr6" draw:text-style-name="P7" draw:layer="layout" svg:width="0.017cm" svg:height="0.474cm" svg:x="9.203cm" svg:y="10.947cm" svg:viewBox="0 0 18 475" draw:points="0,475 18,475 18,0 0,0">
          <text:p/>
        </draw:polygon>
        <draw:polygon draw:style-name="gr6" draw:text-style-name="P7" draw:layer="layout" svg:width="0.017cm" svg:height="0.017cm" svg:x="9.203cm" svg:y="11.421cm" svg:viewBox="0 0 18 18" draw:points="0,18 18,18 18,0 0,0">
          <text:p/>
        </draw:polygon>
        <draw:polygon draw:style-name="gr6" draw:text-style-name="P7" draw:layer="layout" svg:width="9.66cm" svg:height="0.017cm" svg:x="9.22cm" svg:y="11.421cm" svg:viewBox="0 0 9661 18" draw:points="0,18 9661,18 9661,0 0,0">
          <text:p/>
        </draw:polygon>
        <draw:polygon draw:style-name="gr6" draw:text-style-name="P7" draw:layer="layout" svg:width="0.017cm" svg:height="0.474cm" svg:x="18.88cm" svg:y="10.947cm" svg:viewBox="0 0 18 475" draw:points="0,475 18,475 18,0 0,0">
          <text:p/>
        </draw:polygon>
        <draw:polygon draw:style-name="gr6" draw:text-style-name="P7" draw:layer="layout" svg:width="0.017cm" svg:height="0.017cm" svg:x="18.88cm" svg:y="11.421cm" svg:viewBox="0 0 18 18" draw:points="0,18 18,18 18,0 0,0">
          <text:p/>
        </draw:polygon>
        <draw:polygon draw:style-name="gr6" draw:text-style-name="P7" draw:layer="layout" svg:width="0.017cm" svg:height="0.017cm" svg:x="18.88cm" svg:y="11.421cm" svg:viewBox="0 0 18 18" draw:points="0,18 18,18 18,0 0,0">
          <text:p/>
        </draw:polygon>
        <draw:frame draw:style-name="gr4" draw:text-style-name="P5" draw:layer="layout" svg:width="0.388cm" svg:height="0.454cm" svg:x="9.398cm" svg:y="10.95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2.851cm" svg:height="0.454cm" svg:x="2.54cm" svg:y="11.45cm">
          <draw:text-box>
            <text:p text:style-name="P2"><text:span text:style-name="T3">G</text:span><text:span text:style-name="T3">r</text:span><text:span text:style-name="T3">a</text:span><text:span text:style-name="T3">d</text:span><text:span text:style-name="T3">e</text:span><text:span text:style-name="T3">r</text:span><text:span text:style-name="T3"> </text:span><text:span text:style-name="T3">N</text:span><text:span text:style-name="T3">o</text:span><text:span text:style-name="T3">t</text:span><text:span text:style-name="T3">e</text:span><text:span text:style-name="T3">s</text:span><text:span text:style-name="T3">: </text:span></text:p>
          </draw:text-box>
        </draw:frame>
        <draw:frame draw:style-name="gr5" draw:text-style-name="P6" draw:layer="layout" svg:width="1.272cm" svg:height="0.535cm" svg:x="2.54cm" svg:y="12.343cm">
          <draw:text-box>
            <text:p text:style-name="P2"><text:span text:style-name="T4"><text:tab/></text:span></text:p>
          </draw:text-box>
        </draw:frame>
        <draw:frame draw:style-name="gr5" draw:text-style-name="P6" draw:layer="layout" svg:width="1.272cm" svg:height="0.535cm" svg:x="2.54cm" svg:y="13.317cm">
          <draw:text-box>
            <text:p text:style-name="P2"><text:span text:style-name="T4"><text:tab/></text:span></text:p>
          </draw:text-box>
        </draw:frame>
        <draw:frame draw:style-name="gr4" draw:text-style-name="P5" draw:layer="layout" svg:width="0.388cm" svg:height="0.454cm" svg:x="2.54cm" svg:y="13.939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Cambria1" svg:font-family="Cambria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09-11T19:51:31.115563970</dc:date>
    <meta:editing-duration>PT1M43S</meta:editing-duration>
    <meta:editing-cycles>1</meta:editing-cycles>
    <meta:document-statistic meta:object-count="467"/>
    <meta:generator>LibreOffice/6.3.0.4$Linux_X86_64 LibreOffice_project/30$Build-4</meta:generator>
  </office:meta>
</office:document-meta>
</file>